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style:line-height-at-least="0.2361in"/>
      <style:text-properties style:font-name="Times" fo:font-size="12.0pt" fo:color="#000000" fo:background-color="#868686"/>
    </style:style>
    <style:style style:name="P7" style:family="paragraph" style:parent-style-name="Standard">
      <style:paragraph-properties fo:margin-bottom="0.1667in" style:line-height-at-least="0.2361in"/>
      <style:text-properties style:font-name="LiSong Pro Light" fo:font-size="12.0pt" fo:color="#000000" fo:background-color="#ececec"/>
    </style:style>
    <style:style style:name="P8" style:family="paragraph" style:parent-style-name="Standard">
      <style:paragraph-properties fo:margin-bottom="0.1667in" style:line-height-at-least="0.2361in"/>
      <style:text-properties style:font-name="LiSong Pro Light" fo:font-size="12.0pt" fo:color="#000000" fo:background-color="#e0e0e0"/>
    </style:style>
    <style:style style:name="P9" style:family="paragraph" style:parent-style-name="Standard">
      <style:paragraph-properties fo:margin-bottom="0.1667in" style:line-height-at-least="0.2361in"/>
      <style:text-properties style:font-name="Times" fo:font-size="12.0pt" fo:color="#000000" fo:background-color="#e0e0e0"/>
    </style:style>
    <style:style style:name="P10" style:family="paragraph" style:parent-style-name="Standard">
      <style:paragraph-properties style:line-height-at-least="0.2361in"/>
      <style:text-properties style:font-name="Times" fo:font-size="12.0pt" fo:color="#000000" fo:background-color="#e0e0e0"/>
    </style:style>
    <style:style style:name="P11" style:family="paragraph" style:parent-style-name="Standard">
      <style:paragraph-properties style:line-height-at-least="0.2361in"/>
      <style:text-properties style:font-name="Times" fo:font-size="12.0pt" fo:color="#000000" fo:background-color="#ececec"/>
    </style:style>
    <style:style style:name="T1" style:family="text">
      <style:text-properties fo:color="#032726"/>
    </style:style>
    <style:style style:name="T2" style:family="text">
      <style:text-properties style:font-name="Heiti TC Light"/>
    </style:style>
    <style:style style:name="T3" style:family="text">
      <style:text-properties fo:font-style="italic" fo:font-style-asian="italic" fo:font-style-complex="italic"/>
    </style:style>
    <style:style style:name="T4" style:family="text">
      <style:text-properties style:font-name="Times" fo:font-style="italic" fo:font-style-asian="italic" fo:font-style-complex="italic"/>
    </style:style>
    <style:style style:name="T5" style:family="text">
      <style:text-properties fo:color="#052726"/>
    </style:style>
    <style:style style:name="T6" style:family="text">
      <style:text-properties style:font-name="LiSong Pro Light" fo:letter-spacing="0.0000in"/>
    </style:style>
    <style:style style:name="T7" style:family="text">
      <style:text-properties fo:letter-spacing="0.0000in"/>
    </style:style>
    <style:style style:name="T8" style:family="text">
      <style:text-properties fo:letter-spacing="0.0000in" fo:color="#032726"/>
    </style:style>
    <style:style style:name="T9" style:family="text">
      <style:text-properties style:font-name="Times" fo:letter-spacing="0.0000in"/>
    </style:style>
    <style:style style:name="T10" style:family="text">
      <style:text-properties style:font-name="Times" fo:font-style="italic" fo:font-style-asian="italic" fo:font-style-complex="italic" fo:letter-spacing="0.0000in"/>
    </style:style>
    <style:style style:name="T11" style:family="text">
      <style:text-properties style:font-name="STSong" fo:letter-spacing="0.0000in"/>
    </style:style>
    <style:style style:name="T12"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Lucy   |  2021.02.15 11:18   |   <text:a xlink:type="simple" xlink:href="http://palinfo.habago.org/Entry?Command=Information_PrintForum#FORUM40315"><text:span text:style-name="T1">#</text:span></text:a></text:p>
      <text:p text:style-name="P3">孫從輔網友您好 <text:line-break/><text:line-break/>請教您，趙少康之流......大概是指那一類的人？ <text:line-break/><text:line-break/>趙少康之流，這樣的說法對趙少康這個人而言，很不公平。趙少康不到四十歲黯然退出政壇，轉戰媒體，三十多年來成果輝煌。他現在已經７１歲了，來到安享天年的年紀，不愁吃穿，老婆癌體需照顧，重出政壇淌渾水何苦來哉？只為了當買辦搶政治資源？說得過去嗎？此其一。 <text:line-break/><text:line-break/>其二，就像＂新冠肺炎＂，冠上＂武漢＂，就是歧視了。</text:p>
      <text:p text:style-name="P2">張華   |  2021.02.15 11:14   |   <text:a xlink:type="simple" xlink:href="http://palinfo.habago.org/Entry?Command=Information_PrintForum#FORUM40314"><text:span text:style-name="T1">#</text:span></text:a></text:p>
      <text:p text:style-name="P4">版主提到那位網紅的影片，我特地去看了，其實她不是在說喝橄欖油可以排膽結石，她是因為最近每一個月身上的任意一處都會長一個疔瘡，她找西醫沒有改善，所以想試試看那個肝膽排石法，影片就是在拍她親身試做，與分享做完之後的感覺。 <text:line-break/>我認為這個新聞仍然是媒體炒作的一貫手法：故意畫錯重點，再針對那個點大加撻伐。</text:p>
      <text:p text:style-name="P2">Lucy   |  2021.02.15 10:42   |   <text:a xlink:type="simple" xlink:href="http://palinfo.habago.org/Entry?Command=Information_PrintForum#FORUM40313"><text:span text:style-name="T1">#</text:span></text:a></text:p>
      <text:p text:style-name="P3">抄某人說過的一段話－－－－自我或身分對任何不遵循其自身目的和意圖的力量，十分確實地關閉了它的邊界。沒有例外。 <text:line-break/><text:line-break/>再抄一段話，同樣是他（她）說的－－－－那些在兩軍交戰中的俘虜之所以被捕，是因為他們已經在一套真的符合他們更大目的之信念體系中運作......總之，所謂的洗腦符合那些被如此對待的人的目的。 <text:line-break/>（之所以姑隱何人所言，是不想有＂先入為主之成見＂的干擾。） <text:line-break/><text:line-break/>對先生而言，趙少康和陳文茜是被您鎖在心靈邊界之外的人。您可以是韓國瑜，卻絕不會是趙和陳。但先生，無論是您或我，或韓趙陳或世上任何一個人，我們都來自同一個造物者；我們是祂，衪正透過我們體驗物質世界的種種。當然，要我們做到＂不分彼此＂有如登天之難，但至少不會妄自菲薄。 <text:line-break/><text:line-break/>陳文茜標謗台灣欠缺的世界觀，但不免也流於人云亦云的窘境，她取材外媒所專題吹捧的李明博、朴謹惠、翁山蘇雞，現在看起來當然是笑話，但我覺得無損她為人們打開國際眼界的貢獻。若非看過她的節目在敘利亞阿富汗難民上的報導，＂紀念若雪巴勒斯坦網站＂於我也不會有共鳴啊！ <text:line-break/><text:line-break/>也許，先生看出來了，我正不自量力試圖扭轉先生對趙少康的觀感；不過，甚不理解我為何糾纏。我也不知道自己為何這麼魯。也許，是覺得先生像諸葛臥龍，在想像中期待您能協助趙少康吧！</text:p>
      <text:p text:style-name="P2">陳真   |  2021.02.15 02:11   |   <text:a xlink:type="simple" xlink:href="http://palinfo.habago.org/Entry?Command=Information_PrintForum#FORUM40312"><text:span text:style-name="T1">#</text:span></text:a></text:p>
      <text:p text:style-name="P4">(續趙少康與陳文茜) <text:line-break/><text:line-break/>常舉一個例子：小學算數常有香蕉、芭樂各一斤之價格若干，分別買了幾斤一共多少錢之類的題目。這時候，你總不會以為我們是在討論香蕉與芭樂的市場行情吧？事實上，我們談的是數學，不是水果售價。 <text:line-break/><text:line-break/>同理，我並不是要談趙少康或陳文茜，而只是以之為例，說明某一種人事物的類型。 <text:line-break/><text:line-break/>陳文茜人脈廣，內線消息多，談起島內藍綠事務仍有可觀之處，但若談起「國際」，那就不只是「可怕」所能形容，根本就是胡言亂語不知所云。 <text:line-break/><text:line-break/>「犯錯」不可恥，因為「犯錯」是一種能力，意味著你的能力至少在某個水平之上，你才有辦法犯錯。比方說，不妨想想微積分，你拿去給一個外行人作答，你覺得他有可能「答錯」嗎？不可能。他不會「答錯」，他只會亂寫一通。我彈鋼琴也一樣，我不可能彈錯，我只會亂按一通。 <text:line-break/><text:line-break/>陳文茜談國際也一樣，等於$@#&amp;;D&amp;;!$；並非她「說錯」什麼，而是胡言亂語不知所云。但是，絕大多數人一定看不出來，因為她會使用許多 (彼此往往不相干的)事件細節來嚇唬你，讓你以為她懂很多，事實上卻是藉著無數修辭與幻想，胡亂拼湊出一套莫名其妙不知所云的說法。 <text:line-break/><text:line-break/>你能反駁各種論點，不管它有多麼離譜可笑，但你如何可能反駁&amp;;E#(V$^#&amp;;*？ <text:line-break/><text:line-break/>你若不信我對陳文茜「國際觀」的評語，我也不知道還能怎麼說才能讓你相信，畢竟它是如此明顯的一個事實。 <text:line-break/><text:line-break/>你信或不信當然一點重要性都沒有，我並沒有任何意圖想要讓你相信。我想說的只是表達我對於市面上各種以專家之姿出現的唬爛話語的一種無奈。 <text:line-break/><text:line-break/>最近看報紙說，有位擁有上百萬粉絲的網紅，教大家大量喝油排膽結石。這麼蠢的話難道也會有人信？活得不耐煩的人不妨試試。不過，這類胡扯很容易揭穿，畢竟醫學或自然科學還不至於脆弱到連這麼蠢的傻話都無法反駁。但是，非屬自然科學的東西卻很容易鬼扯蛋，一般人通常看不出其胡扯。 <text:line-break/><text:line-break/>大家知道Alan Sokal 吧？我懶得把他的事蹟再說一遍。簡單說就是，這位物理學教授，曾經模彷一些鬼扯學者的鬼扯方式，故意寫了一篇完全就是$%*^*$$&amp;;@^的「論文」，投稿到美國杜克大學的一本期刊叫做《Social Text》（社會文本），結果這篇完全就是故意胡扯瞎掰到極點的笑死人「論文」，居然被接受刊登。Sokal 隨即出面揭發此事，指控某些學科之詐騙性質。 <text:line-break/><text:line-break/>Sokal 事件跟我現在要講的稍微有點像：明明就是胡扯瞎掰，但是，人們卻缺乏基本的辨識能力；只要把各種無厘頭術語與事件細節，講得好像很艱深，然後透過各種姿態萬千的文青式修辭，把一大堆不相干的東西統統串起來，講得雲裏來霧裏去，講得煞有介事，馬上就能騙倒許多人，讓讀者以為自己程度太差，所以看不懂。 <text:line-break/><text:line-break/>不過，Sokal 事件終究不是「詐騙學術」的一個好例子。說來話長。1997年，我在英國聽過Alan Sokal 和法國哲學家Bruno Latour 的辯論，有點失望。簡單說就是Sokal 的攻擊過了頭，反倒顯出己身思維的淺薄，對於「知識」或「真理」的理解十分幼稚。他拆穿了某種騙子類型，卻無法有效攻擊某些學科相當可疑的「學科性」或所謂「本質」，反而建構出一套更加幼稚的「知識論」(epistemology)。題外話。</text:p>
      <text:p text:style-name="P2">陳真   |  2021.02.14 15:33   |   <text:a xlink:type="simple" xlink:href="http://palinfo.habago.org/Entry?Command=Information_PrintForum#FORUM40311"><text:span text:style-name="T1">#</text:span></text:a></text:p>
      <text:p text:style-name="P5"><text:span text:style-name="T2">謝謝從輔，貼好了： <text:line-break/><text:line-break/></text:span><text:span text:style-name="T3">https://bit.ly/2ZsTvet </text:span><text:span text:style-name="T2"><text:line-break/></text:span></text:p>
      <text:p text:style-name="P2">孫從輔   |  2021.02.14 14:51   |   <text:a xlink:type="simple" xlink:href="http://palinfo.habago.org/Entry?Command=Information_PrintForum#FORUM40310"><text:span text:style-name="T1">#</text:span></text:a></text:p>
      <text:p text:style-name="P4">我很高興我的評論能被巴勒網採用，和陳真醫生的文章放在一起。標題就用「趙少康們的小算盤」吧。 <text:line-break/><text:line-break/>另外我想在評論中的第3點加一句「甚至還沒到統一時，便會著手行動」，因為大陸這幾天已經開始教訓BBC了。修改後如下： <text:line-break/><text:line-break/>3. <text:line-break/>雖然台灣會獲得高度自治，但因有香港前車之鑑，中共中央會嚴格管理台灣的教育和媒體，甚至還沒到統一時，便會著手行動。靠低俗、造謠、抹黑來獲利的台灣媒體界，將會變成風險很高的產業，不但無利可圖，還可能和黎智英一樣犯法被抓。因此媒體界裡精緻利己"聰明"人等，自然懂得避開走下坡的大趨勢，準備轉換跑道。 </text:p>
      <text:p text:style-name="P2">陳真   |  2021.02.14 13:03   |   <text:a xlink:type="simple" xlink:href="http://palinfo.habago.org/Entry?Command=Information_PrintForum#FORUM40309"><text:span text:style-name="T1">#</text:span></text:a></text:p>
      <text:p text:style-name="P3">從輔這篇文字鞭辟入裡，讓我佩服。方不方便取個標題，讓我跟我底下文字一起貼在首頁？ <text:line-break/><text:line-break/>======================== <text:line-break/><text:line-break/>覺醒得剛剛好 <text:line-break/><text:line-break/>陳真 <text:line-break/><text:line-break/>2021. 02. 14. <text:line-break/><text:line-break/><text:line-break/>我有個好朋友，同時也是高中同學，在我們高中時期，就常跟我提起某種「明哲保身」的道理；不但要「保身」，而且最好能進一步利己。 <text:line-break/><text:line-break/>長大後，我們各奔東西。二十多前再度相聚，談起往事，面對我這位「先知」，他說了一個「座右銘」叫做「覺醒得剛剛好」。這意思是說，你不能真的腦殘，傻呼呼地被人賣了還幫忙數鈔票，但你也千萬不要當先知，先知肯定是會倒大楣的，哪個先知會有好下場？我們應該「覺醒得剛剛好」，要看準風向，在風向改變前，趕緊卡位，在一種安全無虞的前提下，化身為「理想主義者」，進行熱烈表態，熱烈擁護即將到來的各項「政治正確」。 <text:line-break/><text:line-break/>聽到這裏，你心裏頭是不是會馬上浮現許多「覺醒得剛剛好」的人選？比方說親綠學者或是大腸花、野百合之類；明明是主流到爆，明明是政治動員，卻講得好像什麼可歌可泣的偉大理想。 <text:line-break/><text:line-break/>朋友開玩笑說他自己就是「覺醒得剛剛好」。不過，我看他還是覺醒得有點早，要不然，以他的能力，倘若他願意，應該能夠當很大的官或成為學閥，稱霸一方。我跟他說，顯然有些事並非「不為」也，而是「不能」也；物種屬性決定了牠的「覓食」方式。既然是鳥，自然就會在天空飛翔，你很難叫牠在地面上匍匐前進。 <text:line-break/><text:line-break/>胡適有一首詩叫「老鴉」，寫得不錯。原詩如下： <text:line-break/><text:line-break/>我大清早起 <text:line-break/>站在人家屋角上啞啞的啼 <text:line-break/>人家討嫌我，說我不吉利；── <text:line-break/>我不能呢呢喃喃討人家的歡喜！ <text:line-break/><text:line-break/>天寒風緊，無枝可棲。 <text:line-break/>我整日里飛去飛回，整日裡又寒又饑。── <text:line-break/>我不能帶著鞘兒，翁翁央央的替人家飛； <text:line-break/>不能叫人家繫在竹竿頭，賺一把黃小米！ <text:line-break/><text:line-break/>烏鴉尚且如此，何況蒼鷹；老鷹會渴望被人栓在小木棍上餵食嗎？ <text:line-break/><text:line-break/>我的童年啟蒙「恩師」就是伽俐略，帶給我很大啟發。我上小學前有一本他的傳記漫畫，讀了無數遍。我那年代書籍極少，家長也從不管事，完全放牛吃草，小孩手頭上能擁有兩三本書就已經很不錯了，而這本漫畫伴我渡過整個學齡前的時光。書裏說，伽俐略發現地球會動，不但違背教會的說法，而且還說地球不過是浩瀚宇宙的一粒微塵，並非宇宙的中心，更是激怒教會領導。 <text:line-break/><text:line-break/>伽俐略因此遭到教會的迫害和刑求，被迫「認錯」之餘，他還是忍不住說了一句「可是地球明明就是在動啊！」 <text:line-break/><text:line-break/>你看，這個就是沒有「覺醒得剛剛好」的例子。醬紫是不行的，會倒大楣的。可是，你覺得伽俐略能忍得住不說實話、算計好特定時機下才來表態「覺醒」嗎？ <text:line-break/><text:line-break/>至於島內市面上一堆覺醒青年，簡稱覺青，這些人我見猶憐，他們其實覺醒得有點慢，只能稱做腦殘，被人賣了還幫忙數鈔票。 <text:line-break/><text:line-break/>在某個面向上，人性或物種屬性約略就這三種：腦殘、先知以及永遠都「覺醒得剛剛好」，其中以腦殘數量最多，沒頭沒腦，跟蛆一樣多，蠕蠕而動很嚇人。先知卻如鳳毛麟角，最為罕見，就如尼采所說，他們通常都是在死後才誕生。</text:p>
      <text:p text:style-name="P2">孫從輔   |  2021.02.14 07:52   |   <text:a xlink:type="simple" xlink:href="http://palinfo.habago.org/Entry?Command=Information_PrintForum#FORUM40308"><text:span text:style-name="T1">#</text:span></text:a></text:p>
      <text:p text:style-name="P4">對於趙少康之流的一群精緻利己"聰明"人最近所作所為，我的觀察如下。一人之言，姑且聽之。 <text:line-break/><text:line-break/>1. <text:line-break/>美國將資源投向世界各地操控當地政治，早已形成一個成熟穩定的市場。成熟市場的一項特徵就是消費者不用提出需求，生產商就主動依消費者的偏好將產品做出來，還送消費者一些樣品免費試用一下，試用滿意後再付錢購買。這裡掏錢的消費者就是美國政府。美國政府換屆後，對他國操控手段的偏好也跟著改變，因此形成一筆新的利益等人接收，最近俄羅斯反對派鬧事就是一個例子。有人說俄羅斯反對派鬧事是美國在背後操控，我認為即使美國還沒來得及計畫操控，也會有一些勢力主動做些「樣品」給美國新政府看看，試用滿意後再付錢。台灣執政黨和川普靠得太近，轉起彎來比較慢，那麼拜登政府的資源要給誰的問題，自然會趨使各方精緻利己"聰明"人等搶當賣家，主動生產「樣品」給美國試用。 <text:line-break/><text:line-break/>2. <text:line-break/>明白人都看得出，兩岸統一快則十年，慢則一代人，這是大概率事件。統一後，中共中央政府會投放大量資源來維持台灣社會穩定與人民福祉，那麼誰來使用這些資源來執行呢？很可能是比照香港，例如「用愛國愛台的台人治台」等等，選出台灣人民和中央政府能同時接受的人來治理。（雖然我認為這樣就失去了讓台灣徹底改革的機會，但依中共穩健務實的作風，維持台灣社會結構現狀是大概率的政策。）因此，能「挾民意」與中共中央談判的人，利益便會源源不絕，但曾在嘴上喊過台獨的政客卻很難獲中央信任了。想要接收這筆資源的各方精緻利己"聰明"人等，自然要做長期規劃，並從現在就要開始行動，累積自己的談判籌碼。 <text:line-break/><text:line-break/>3. <text:line-break/>雖然台灣會獲得高度自治，但因有香港前車之鑑，中共中央會嚴格管理台灣的教育和媒體。靠低俗、造謠、抹黑來獲利的台灣媒體界，將會變成風險很高的產業，不但無利可圖，還可能和黎智英一樣犯法被抓。因此媒體界裡精緻利己"聰明"人等，自然懂得避開走下坡的大趨勢，準備轉換跑道。 <text:line-break/><text:line-break/>將以上這三點趨利避害的方向取交集，我認為可以用來解釋這些精緻利己"聰明"人最近的所作所為。如果這個解釋是對的，未來將會看到愈來愈多這樣的人出現。 </text:p>
      <text:p text:style-name="P2">陳真   |  2021.02.14 03:03   |   <text:a xlink:type="simple" xlink:href="http://palinfo.habago.org/Entry?Command=Information_PrintForum#FORUM40307"><text:span text:style-name="T1">#</text:span></text:a></text:p>
      <text:p text:style-name="P3">Lucy好， <text:line-break/><text:line-break/><text:line-break/>我並沒有討厭趙少康及陳文茜，當然也沒有喜歡。事實上，就跟任何路人甲一樣，他們不曾存在我心裏頭，過去不存在，未來應該也不會存在，對之沒有任何好惡與重量。 <text:line-break/><text:line-break/>我並不是在討論「他們」，而只是提到人們所議論之趙少康或陳文茜「現象」。這「現象」讓我感到很荒唐。我所表達的只是對於這樣一種「荒唐現象」的「事實性陳述」。事實陳述之外，在我看來，他們不值得絲毫議論，就如同我不會去關注什麼「館長」一樣。 <text:line-break/><text:line-break/>我知道我的「惡評」不可能傷害得了他們不知從何而來、膨脹破表的「自信」，因此我也不擔心說出實話。倘若在別人看來，他們很值得關注，那只能說我跟人們有著某種心靈或品味上的巨大落差。我並無絲毫打算去說服任何人認同我的ways of seeing the world，我也不認為這樣一種關乎如何看待人事物的「眼光」能夠被說服或改變，我只是表達我所看到的「世界」。  <text:line-break/><text:line-break/>我更不會低級到以一己好惡來扭曲事實。比方說，三十年來我對阿扁諸多惡評，但我對阿扁始終懷著某種好感。總之，我所言與我對於任何個人之好惡 (或根本無感) 一點關係也沒有。 <text:line-break/><text:line-break/>今天給小可愛講了個真實的故事： <text:line-break/><text:line-break/>二十七年前，我在沙鹿童綜合醫院當一人主任。有一天，我騎著機車去上班，親眼目睹一輛大卡車急速左轉，從後方撞倒一輛機車；姐姐載著妹妹去上班，卡車就從姐姐雙腿輾過，鮮血頓時流出一條小河。我趕緊叫了救護車，把她們送到我工作的醫院。幾天後，外科病房通知我去會診一個病患，會診單上還註明是「病患主動要求會診」。走進病房，我馬上認出就是那對姐妹。 <text:line-break/><text:line-break/>姐姐有一隻腳已截肢，另一隻腳還在搶救中。在病床旁邊陪伴她的就是當天僅受輕傷的妹妹。我跟她們打了招呼，她們也立即認出我就是當天幫她們叫救護車並通知急診的醫生。我當下並不清楚她的腳之傷勢如何，於是問了一句「還好嗎？」姐姐掀開被單，露出僅剩的半條腿。雖不意外，但我當時心裏頭仍然有點震驚，一個漂漂亮亮的年輕女生，一條腿就這樣沒了。 <text:line-break/><text:line-break/>讓我更驚訝的是，在那位姐姐掀開被單露出殘肢的當下，卻對我綻放一個很燦爛的笑容。至於輕傷的妹妹，則在一旁頓時號啕大哭。我想，我能理解那樣一個笑容，至今難忘。姐姐拉過妹妹的手，又摸又揉，笑咪咪的，神情就跟娘一樣，很不捨這「傻孩子」似的，一直哄她別哭別哭。 <text:line-break/><text:line-break/>各種傷殘病痛，在醫院倒也不是什麼很特別的事，但是，這事已經二十多年，我卻依然記憶鮮明，許多時候我總會想起那對姐妹。我想，我永遠都會記得她們，記得那個嫣然一笑。 <text:line-break/><text:line-break/>我想說的是，方寸之間到頭來為誰留下一席之地？誰能夠在我們心底打下一個深深的印子？別人的心思我管不著，但我明白自己的一顆心，我知道它裏頭裝了哪些人哪些生命哪些事。 <text:line-break/><text:line-break/>扯得也許有點遠，但關乎我所言的一切根源，的確就是這樣。 <text:line-break/><text:line-break/>至於李敖說誰是什麼「台灣最聰明的女人」，我只能呵呵。陳文茜要是稱得上聰明，台灣至少有一千五百萬人是聰明的。李敖的貢獻在於他在一片黑暗的時代敢於唱反調，沒有人能否認這一點，但若要說他有什麼非凡的聰明才智，我也實在看不出來，更不用說平庸乏味人云亦云的陳文茜了。 <text:line-break/><text:line-break/>我看那些真的很會寫字的，往往很不喜歡被人稱讚文字，例如沈從文、尼采。我看那些思想高遠者，卻對思想棄如敝屣，例如古人維根斯坦與今人范光棣。我看那些真正稱得上美麗的，特別厭惡人家說她美，反倒是庸脂俗粉整天擠眉弄眼個不停。我看那些真正頂尖聰明的，例如愛因斯坦和維根斯坦，卻反而看輕智能；你誇他聰明，他反而覺得受辱。因為，一個人如果真的夠聰明，他就不會得意於所謂聰明了。一個人如果真的夠聰明，怎麼可能蠢到天天對著大家說「我是全台灣最聰明的女人(或男人)」？ <text:line-break/><text:line-break/>忘了是誰說的，好像是歌德吧？他說，「大師總是睥睨自己的才華」。這話挺有道理，一個人如果那麼得意於某個東西，那他還會是那個東西的大師嗎？ <text:line-break/><text:line-break/>曾有人問史蒂芬霍金關於自己的智商，他說「我不關心那些，只有魯蛇才會在意智商。」這話其實不太對。何止是魯蛇，越是現實上功成名就者，通常就越會以為自己智能非凡；比方說以為當醫生、當教授或考試第一名很厲害，整天「我們台大這樣，我們台大那樣」。你覺得這樣一種俗蛋和蠢蛋會有多聰明嗎？一個人不用很聰明，他只要有一點點基本智商，都理當明白所謂智商是怎麼一回事，更不用說各種考試的成績之無足輕重了。 <text:line-break/><text:line-break/>我高中念建國中學，整天聽一些同學或老師講「我們建中如何如何」地自我陶醉個不停。之前在台大雲林分院工作，也是整天聽「我們台大如何如何」地自我陶醉個不停，真是有夠可笑。如果要論排名，台大排世界一百多名，這有什麼好得意的嗎？居然得意到就好像自己是宇宙的王似的，真的是有夠蠢。 <text:line-break/><text:line-break/>劍橋經常排名世界前幾名，有一次，劍橋校長接受採訪，記者提到劍橋始終保持優秀排名。校長說，知識與智能的發展理應多元進行，他不認為這類排名有何重要意義可言。 <text:line-break/><text:line-break/>在台灣，你很難有一時半刻不聽到關於台大的自我吹噓，可是，我在劍橋十年，卻幾乎不曾見過或聽過一個會以劍橋為傲的老師或學生，至少我一點都感受不到他們對於其他學校的任何高人一等的想法。會不斷吹噓這類東西的，通常是台灣學生或亞洲學生。 <text:line-break/><text:line-break/>記得剛去劍橋時，有個過去不認識的劍橋台灣留學生，特地跑來找我講話。我原本跟他談話談得很自然，後來他卻冒出一句話說，他只願意跟劍橋人或牛津人「對話」，至於其他學校，他才不屑浪費唇舌跟他們講話。我聽了之後，突然感到啞口無言，他顯然覺得身為什麼「劍橋人」很厲害，但你會相信這樣一個人有多聰明嗎？他要是真的夠聰明，就不可能蠢到以為自己是什麼「劍橋人」很厲害了。 <text:line-break/><text:line-break/>至於趙少康或陳文茜，他們捲起多少雪，對我都沒有意義，毫無興趣，引不起絲毫熱情；就好像「館長」就算島上有兩千三百萬個粉絲，對我而言，依然是個路人甲。我知道我講這樣，得傷了多少藍營支持者的心，但我只是實話實說。我不知道那些所謂名人所謂知名度，矯揉造作搔首弄姿的，有何意義可言。</text:p>
      <text:p text:style-name="P2">Lucy   |  2021.02.13 11:48   |   <text:a xlink:type="simple" xlink:href="http://palinfo.habago.org/Entry?Command=Information_PrintForum#FORUM40306"><text:span text:style-name="T1">#</text:span></text:a></text:p>
      <text:p text:style-name="P4">看來，先生真的很討厭趙少康，雖然他比起民進人渣黨，不算壞人。連發言祝福趙少康的陳文茜，這位被李敖稱讚台灣最聰明的女人，您也一併酸了。酸趙少康還好，酸陳文茜就有待商榷。 <text:line-break/><text:line-break/>我相信您一定有資格消譴趙少康和陳文茜，因為您擁有發明家特斯拉＂影像記憶＂的能力；他們之於您，可能只是比一般人多些＂小聰明＂－－有助於算計－－而已，仍然歸於平庸一類。也許您會說，＂也不至於會小看他們也有捲起千堆雪的能力＂。 <text:line-break/><text:line-break/>說起來，趙少康也是＂民進黨＋李登輝＂算計下的受害者。＂外省＆本省＂的分化刺激，他輸給了陳水扁。＂省籍＂魔咒，幾乎可以重重輾壓＂執政能力＂和＂品格操守＂的要求。２０１６年以前，唯一打破省籍障礙的人是馬英九，他奇蹟般地阻擋有七成以上滿意度的陳水扁北市長連任。馬英九憑藉的是什麼？我覺得是＂外貌和溫柔敦厚＂。韓國瑜是唯二的奇蹟，除了他那被民進黨吃相難看拔掉北農總經理職的受害形象之外，韓冰以及和她同樣清麗且嬌滴滴的女性小朋友們（當然還包括那位神秘女超人許淑華），以＂外貌＂和無懼綠營粗暴抹黑的＂溫柔＂實實在在幫了大忙。 <text:line-break/><text:line-break/>面對台灣受制於＂省籍情結＂而使能力品格都要靠邊站的特殊現象，若要打敗選舉專家民進黨，還非得有點＂算計＂才行。 <text:line-break/><text:line-break/><text:line-break/></text:p>
      <text:p text:style-name="P2">陳真   |  2021.02.10 19:12   |   <text:a xlink:type="simple" xlink:href="http://palinfo.habago.org/Entry?Command=Information_PrintForum#FORUM40305"><text:span text:style-name="T1">#</text:span></text:a></text:p>
      <text:p text:style-name="P3">與前輩一席談(24) <text:line-break/><text:line-break/>陳真 <text:line-break/><text:line-break/>2021. 02. 10. <text:line-break/><text:line-break/><text:line-break/>其實我都不太想講國民黨了。這個黨，只有韓國瑜、洪秀柱及張亞中再加一個羅智強等少數人讓人尊敬，其他大多就像出來謀職找工作那種感覺，缺乏熱情，缺乏嚴肅性，追逐市場，缺乏政治態度。 <text:line-break/><text:line-break/>除非擁有媒體可以洗腦、造神，否則，人與人之間一定是這樣：惟有心靈才能贏得心靈，惟有熱情才能點燃熱情。 <text:line-break/><text:line-break/>但你會對趙少康那樣一個高高在上的人產生熱情嗎？幾乎從未下凡來到人間，每次一開口就是「我最棒、我最行」、「沒有一個人比得上我」。如此平庸的一個「不平凡」的人，我都很懷疑他有沒有追過垃圾車？有沒有自己洗過衣服？有沒有去超商買過醬油、雞蛋？有沒有給自己煮過一碗泡麵？懂不懂怎麼挑水果？ <text:line-break/><text:line-break/>而且，這位老兄向來意見一堆，信口開河，前言不罩後語，一下說這樣，一會兒又說那樣，像個事不關己的「觀眾」似的，他到底有沒有認真想過事情？他是炒股炒昏頭了，只會根據當下的買賣價格來衡量人事物的輕重嗎？跟柯文哲很像，他到底是相信某種信念？還是相信某種信念的買賣價格？ <text:line-break/><text:line-break/>趙少康自我滿意度破表，十分類似他的麻吉陳文茜，屬權貴一族，往來無白丁，生活在雲端。 <text:line-break/><text:line-break/>對自己很滿意不是什麼壞事，問題是，我都不知道他倆膨脹破表的自信心是打哪來的？論品味，很庸俗；論IQ，頂多大概105到110之間；論學識與見解，人云亦云，乏善可陳；論勇氣，應該是零吧。難道伶牙利齒與生意手腕也能算是一種優點？   <text:line-break/><text:line-break/>雖然對趙少康不具好感，但他畢竟也不是什麼壞人，只是算盤打得精加上唯我獨尊而已。他想選總統，以為盡量向對手示好就能選上，以為反罷免及反「反萊豬」，以為歌頌漢奸及CIA走狗黎智英，民進黨就會開心，綠營民眾就會認同他。這種如意算盤如果打得通，何不直接加入民進黨？ <text:line-break/><text:line-break/>綠色政治人物用這一套討好手段來欺騙藍營選民是騙得過的，但是反之則不然，藍營政治人物想騙綠營民眾是騙不了的。至於什麼「促進藍綠和解」，更是自欺欺人，空洞不知所云。政黨之間若要和解，還叫做政黨政治嗎？依他們的說法，那叫做專制獨裁了不是嗎？若要和解，何不解散國民黨，統統加入民進黨不就藍綠一家親了？ <text:line-break/><text:line-break/>關於台灣領導人，我有個看法，歷經二十幾年始終未變。我認為，最適合者就是高金素梅。論能力、品格，論眼界，論勇氣與膽勢，論聰慧與用功，放眼台灣政壇，無出其右。 <text:line-break/><text:line-break/>但是，台灣腦殘的年輕一代，很可能連高金素梅是誰都不知道。他們只知道一些奇葩，比方說前輩所提拔的這一位： <text:line-break/><text:line-break/><text:a xlink:type="simple" xlink:href="https://bit.ly/3cZnYsb"><text:span text:style-name="T4">https://bit.ly/3cZnYsb</text:span></text:a> <text:line-break/><text:line-break/><text:a xlink:type="simple" xlink:href="https://bit.ly/3a3jRcZ"><text:span text:style-name="T4">https://bit.ly/3a3jRcZ</text:span></text:a> <text:line-break/><text:line-break/>這樣也能當立委，不如把票投給一隻蟋蟀。你看，人家要罷免他，居然也能扯上習近平，說是「中國針對他」，「針對台灣的整個民主制度進行攻擊」。他說他不怕，他「願意為台灣人擋子彈」，會「繼續謬(ㄇ一ㄡ\)力為大家服務」。 <text:line-break/><text:line-break/>每天就是瞎掰一些仇中反華的腦殘言論，很難想像到底是什麼樣的選民選出這種立委？不過，光批評他一人其實也不公平，畢竟其他政治人物也比他高明不了多少，包括以假學位詐騙一輩子的所謂「總統」蔡英文，跟這位3Q 哥有何兩樣？ <text:line-break/><text:line-break/>整個政府機器，整個台灣社會的長遠發展與生存福祉，就掌握在這樣一些無品無德無才無學的貪婪之徒手裏，這就是前輩所謂要「統一大陸」(而不是被統一) 的民主優勢嗎？</text:p>
      <text:p text:style-name="P2">洋洋   |  2021.02.10 17:05   |   <text:a xlink:type="simple" xlink:href="http://palinfo.habago.org/Entry?Command=Information_PrintForum&amp;iPage=2#FORUM40304"><text:span text:style-name="T1">#</text:span></text:a></text:p>
      <text:p text:style-name="P3">轉 <text:line-break/><text:line-break/>英國記者點名幾個西方媒體接受CIA與NED資助製造假新聞... <text:line-break/>他在影片裡提到的人與事也在影片介紹裡放上參考連結，如他推崇的作家兼記者Andre Vltchek <text:line-break/><text:line-break/><text:line-break/>How China ISN'T crushing Uyghurs in XinJiang! Exposing BBC anti China agitprop. Chinese subtitles <text:line-break/><text:a xlink:type="simple" xlink:href="https://youtu.be/Cso5gsS6bYY"><text:span text:style-name="T4">https://youtu.be/Cso5gsS6bYY</text:span></text:a></text:p>
      <text:p text:style-name="P2">張萬康   |  2021.02.09 13:11   |   <text:a xlink:type="simple" xlink:href="http://palinfo.habago.org/Entry?Command=Information_PrintForum&amp;iPage=2#FORUM40303"><text:span text:style-name="T1">#</text:span></text:a></text:p>
      <text:p text:style-name="P4">趙少康主持政論節目，特別讓我反感的是，無論對藍紅白綠或何方何人，他都有一種掩不住幸災樂禍的臉面。不是在真正愁慮國家社會的人。不誠懇。當然不是說他不能輕鬆說笑，何況他也很少說笑。總之這個人不大OK，讓我不舒服。 <text:line-break/><text:line-break/>再來是腦子，一個字，慫。（不是大陸民間或網路講的慫，而是台語的慫。）鼓動、煽動的講話方式則是慫中帶廢，叫人翻白眼。他鼓動時會有一種奇怪的手勢在指，從上往下指。有種警告威脅恐嚇的感覺。我講得還不夠精準，真不知該怎麼講他。他講國語「誰」的發音是ㄕㄨㄟˊ，我沒有啥標準國語的崇高觀念，給語言定標準是低級且無知的，但每聽他講ㄕㄨㄟˊ的時候我就感到這人有點噁。 <text:line-break/><text:line-break/>趙少康和綠營的人相比，只是不同風格的守舊封建法西斯。國民黨基本上在兩岸關係上是兩岸一家親，在島內則是希望藍綠反共一家親，或說反共親美一家親。綠營在兩岸不是一家親，在島內也不跟你藍營反共一家親，它說你藍營親共你藍營就是親共，標籤貼得牢牢的。藍營拚命想證明自己反共，這是沒用的。藍營該想想，反共到底對不對，而不是反共是否有利於台灣與藍營。如果反共真的很對，那就反，沒有跟隊伍的問題。問題是反共對嗎？對中共成見之深，還停留在「你看文革多可怕」、「中共很會做事情是因為極權」的年代。說後面那句時還要佐以似笑非笑的眨眼，趙少康這種思維的人就是這德行。 <text:line-break/><text:line-break/>藍綠白都該看《山海情》這部陸劇，認識一下中共對人民的付出，做事的努力，規劃的用心。山海情對中共當局與社會問題的批判也做得比台灣影視界更勇敢且更多。 </text:p>
      <text:p text:style-name="P2">洋洋   |  2021.02.09 11:31   |   <text:a xlink:type="simple" xlink:href="http://palinfo.habago.org/Entry?Command=Information_PrintForum&amp;iPage=2#FORUM40302"><text:span text:style-name="T1">#</text:span></text:a></text:p>
      <text:p text:style-name="P5"><text:span text:style-name="T2">轉 <text:line-break/><text:line-break/>德國記者承認接受中情局賄賂撰文反俄 <text:line-break/></text:span><text:a xlink:type="simple" xlink:href="https://youtu.be/_K1dgCzcmJ8"><text:span text:style-name="T3">https://youtu.be/_K1dgCzcmJ8</text:span></text:a></text:p>
      <text:p text:style-name="P2">Ethan   |  2021.02.08 15:02   |   <text:a xlink:type="simple" xlink:href="http://palinfo.habago.org/Entry?Command=Information_PrintForum#FORUM40301"><text:span text:style-name="T5">#</text:span></text:a></text:p>
      <text:p text:style-name="P3">又一部解析BBC 風格的新聞報導 (歪果人研究協會出品） <text:line-break/><text:a xlink:type="simple" xlink:href="https://youtu.be/5OosRPfhcQY"><text:span text:style-name="T4">https://youtu.be/5OosRPfhcQY</text:span></text:a><text:s/></text:p>
      <text:p text:style-name="P2">陳真   |  2021.02.08 11:47   |   <text:a xlink:type="simple" xlink:href="http://palinfo.habago.org/Entry?Command=Information_PrintForum#FORUM40300"><text:span text:style-name="T5">#</text:span></text:a></text:p>
      <text:p text:style-name="P4">與前輩一席談(23) <text:line-break/><text:line-break/>陳真 <text:line-break/><text:line-break/>2021. 02. 08. <text:line-break/><text:line-break/><text:line-break/>謝謝從輔，我傳給前輩夫人看了。如文末。 <text:line-break/><text:line-break/>大學時，利用課餘時間在黨外雜誌待了幾年，後來待不下去。因為我發現這不是一門良心事業，而是撈錢造勢工具。當然，不是每一本黨外雜誌都很爛，例如鄭南榕和李敖的《時代》系列可信度就比較高，至於其它許多黨外雜誌似乎旨在賺錢，言論越驚悚誇張就越好賺。 <text:line-break/><text:line-break/>有好幾次我問幾位前輩：「我們 (黨外) 的很多指控事實上都沒有任何根據，有些根本就是隨口瞎掰隨便抹黑，為什麼不顧好言論的誠信品質？」前輩們大多這麼回答：「我們又沒有調查權，怎麼調查？而且，國民黨那麼壞，再怎麼抹黑它都不為過。」 <text:line-break/><text:line-break/>後面這句話才是精髓。簡單說就是先鎖定凶手，再來找證據。不管有沒有證據，反正他一定就是凶手，非是凶手不可。沒有證據沒關係，我就自己瞎掰造謠製造「證據」。你看，從輔貼的BBC的回應便是如此，造謠被揭穿，他不但不覺得抱歉或可恥，反而趾高氣昂理歪氣壯。為什麼呢？因為他認定你是凶手就是凶手，再怎麼抹黑都不為過。這就是西方人的普遍基本心態。 <text:line-break/><text:line-break/>你的不好，他會自動再乘以一千萬倍，儘可能誇張 (所謂新疆「種族滅絕」就是一例，他媽的連一個人也沒死叫做種族滅絕，極盡造謠誇大之能事)。你的好，他絕不會報導，就算報導，也會提醒大家要小心這是「中共的假新聞」或是「洗腦文宣」。 <text:line-break/><text:line-break/>1997年之前，我跟大家一樣，對西方媒體的信任度很高。但是，在英國待了幾個月之後，我就發現，原來西方媒體是如何蓄意造假抹黑。更何況我在英國待了十年，對西方媒體十分清楚，完全就是充當政治傳聲筒。比方說，每當美國或西方國家想要侵略哪個國家或製造它國動亂時 (所謂「爭取民主」)，就會出現鋪天蓋地的大量假新聞，極盡妖魔化之能事，然後無限吹捧通常是殺人不眨眼的極右派武裝組織或CIA豢養的一大堆文人走狗，說他們是「民主鬥士」、「人權鬥士」。 <text:line-break/><text:line-break/>侵略伊拉克或阿富汗就是一個典型例子。美國有個研究機構指出，美國官方所發布關於伊拉克的將近一千個訊息，居然全部都是假的，純屬捏造，甚至是自己派人去演出來的。 <text:line-break/><text:line-break/>我說了你一定不信，不過底下所言是事實： <text:line-break/><text:line-break/>在我看過全世界無數的媒體之中，可信度最高的就是中國大陸的媒體及RT(《今日俄羅斯》)，極其專業、深入、客觀且不具刻意煽動性，至少不會造謠，不會把媒體當成一種宣傳戰的工具。這當然是好事，但也使得祖國吃了很大的啞巴虧，因為西方媒體根本不是媒體，它們是一種戰爭機器，一種鬥爭敵人的武器。 <text:line-break/><text:line-break/>【給前輩夫人的信】 <text:line-break/><text:line-break/>報告長官： <text:line-break/><text:line-break/>上回您傳給我的影片，證實是一場反恐演習。請看影片1:50 處可見到演習標示牌： <text:line-break/><text:line-break/>反恐演習未剪接版：<text:a xlink:type="simple" xlink:href="https://bit.ly/36RoDbg"><text:span text:style-name="T4">https://bit.ly/36RoDbg</text:span></text:a><text:s/><text:line-break/><text:line-break/>雖然演技有點差，但它就是一場演習，不是中共暴政哦。 <text:line-break/><text:line-break/>那麼，到底是誰刻意移花接木呢？就是BBC，真是有夠無恥，不過我不意外，我在英國住十年，西方媒體對中國的描述如果能信，X 都能吃了。請看： <text:line-break/><text:line-break/>BBC 造假：<text:a xlink:type="simple" xlink:href="https://bit.ly/39ZlNDc"><text:span text:style-name="T4">https://bit.ly/39ZlNDc</text:span></text:a><text:s/><text:line-break/><text:line-break/>不可思議的是，被抓到造假之後，BBC 不但死不承認，而且還能自誇自家的新聞「精準無誤」，每天提供「資訊」服務全球四億人。 <text:line-break/><text:line-break/>死不承認還自誇：<text:a xlink:type="simple" xlink:href="https://bit.ly/2O8bl3K"><text:span text:style-name="T4">https://bit.ly/2O8bl3K</text:span></text:a><text:s/><text:line-break/><text:line-break/>以上是我朋友提供的調查結果。</text:p>
      <text:p text:style-name="P2">孫從輔   |  2021.02.08 09:57   |   <text:a xlink:type="simple" xlink:href="http://palinfo.habago.org/Entry?Command=Information_PrintForum#FORUM40299"><text:span text:style-name="T5">#</text:span></text:a></text:p>
      <text:p text:style-name="P3">前輩夫人「轉傳沒有查證」的「特警抓捕民眾」影片只有半套，整段影片在此： <text:line-break/><text:line-break/><text:a xlink:type="simple" xlink:href="https://haokan.baidu.com/v?vid=4477341005688950560"><text:span text:style-name="T4">https://haokan.baidu.com/v?vid=4477341005688950560</text:span></text:a><text:s/><text:line-break/><text:line-break/>標題是「保障百姓生命安全，河北老家的疫情突发事件防恐演习」，1:50開始可清楚看到反恐演練標語。 (搜索"疫情期間教科書式反恐演練" 也可在騰訊視頻找到同樣的影片。) <text:line-break/><text:line-break/>半套影片怎麼來的？原來是BBC首先將其移花接木到“重返湖北”視頻報導中。新聞在此： <text:line-break/><text:line-break/>BBC“重返武漢”，被武漢市民懟了 <text:line-break/><text:a xlink:type="simple" xlink:href="https://www.guancha.cn/politics/2021_01_26_579330.shtml"><text:span text:style-name="T4">https://www.guancha.cn/politics/2021_01_26_579330.shtml</text:span></text:a><text:s/><text:line-break/><text:line-break/>報導涉華疫情假新聞卻死不承認，BBC的回應再被網民罵翻 <text:line-break/><text:a xlink:type="simple" xlink:href="https://www.guancha.cn/internation/2021_02_05_580522_s.shtml"><text:span text:style-name="T4">https://www.guancha.cn/internation/2021_02_05_580522_s.shtml</text:span></text:a><text:s/><text:line-break/><text:line-break/>再次驗証造謠一張嘴，闢謠跑斷腿!</text:p>
      <text:p text:style-name="P2">陳真   |  2021.02.08 01:52   |   <text:a xlink:type="simple" xlink:href="http://palinfo.habago.org/Entry?Command=Information_PrintForum#FORUM40298"><text:span text:style-name="T5">#</text:span></text:a></text:p>
      <text:p text:style-name="P4">一個人的智能及品味，究竟得低到何種程度，才會把票投給這樣的人來當所謂立委？ <text:line-break/><text:line-break/><text:a xlink:type="simple" xlink:href="https://bit.ly/2N4V92C"><text:span text:style-name="T4">https://bit.ly/2N4V92C</text:span></text:a><text:s/><text:line-break/><text:line-break/>人們常說，政治立場不應該影響人與人之間的關係。這話表面上是對的。但是，這只是一種道德期許，而非現實狀況。因為，人與人之間的距離，事實上卻決定於某種美感，而這所謂美感或品味，必然也深深影響了政治選擇與判斷。 <text:line-break/><text:line-break/>在沒有直接利害關係的影響下，我們通常會去做自己認為美的事，會去認同我們覺得順眼或具有美感的人事物。因此，當彼此之間的美感落差越大，心的距離就越遠。 <text:line-break/><text:line-break/>當然，家人不在此限，因為家人之間存在太多來自血緣或共同生活經驗所產生的感情，但是，家人以外的人，政治品味的落差越大，事實上也就越難有所交集，所謂話不投機半句多。這並非因為我們無法包容對方的政治立場，而是因為我們對美感的判斷與認同落差太大。 <text:line-break/><text:line-break/>我始終很難想像，世界上怎麼會有人去支持這樣那樣的一些人，就如同我沒法想像怎麼會有人覺得大便很好吃一樣。那真的是完全超乎我的美學經驗。 <text:line-break/><text:line-break/>這不是什麼主觀問題。主觀只應存在於某種範圍內，而不是所有人事物之認同都能以所謂主觀來解釋，就如同大便好不好吃，應該不存在所謂主觀問題。 <text:line-break/><text:line-break/>不可思議的是，不可思議的事卻發生了，不但發生，而且成為一種普遍狀況。也就是說，你覺得爛得一塌糊塗的人事物，事實上卻成為一種流行，眾人趨之若鶩。在我看來，這說明了一件事，那就是洗腦與從眾的威力其實遠超乎正常理性與感性的想像。 <text:line-break/><text:line-break/>就比方說台灣有位「館長」，算是台灣的國師，據說粉絲幾十萬或幾百萬，每位政治人物都得去跟他拜碼頭，稱兄道弟一番，但他到底哪一點有其可觀之處，我實在無法理解。另外還有什麼「博恩」什麼秀的，韓國瑜那一集我看過，你真的覺得那樣的主持人具有幽默感而值得你花錢去聆聽？ <text:line-break/><text:line-break/>還有比方說，在高雄，隨處都可以看到一些看起來智商顯然不高的年輕人，得意洋洋地在身上或皮包上、機車上懸掛著「光復高雄」的小布條，一副惟恐旁人不知他是腦殘的那種得意神情，而且到處都可以聽到他們對於韓國瑜的不屑之聲，非常非常非常的不屑，滿口「草包」。 <text:line-break/><text:line-break/>很不可思議吧！這樣一些人，腦殘、草包到真的會嚇死人，真難想像一個人的基本美學與道德認知居然可以被人為扭曲與操縱到這種地步，但他們卻完全缺乏病識感。 <text:line-break/><text:line-break/>【後記】 <text:line-break/><text:line-break/>從我上高中起，就經常為此深深感到困擾，怎麼會有這樣的事？比方說把柏楊先生看成一個無恥惡棍，把林義雄視為一個地痞流氓，把蔣介石當成人類救星、民主的燈塔。後來有一天，無意中讀到愛因斯坦一段話，讓我彷彿理解了一些什麼。我在哲學上對於 "moral epistemology" 這類議題有著某種偏好，也許那是因為早在我念高一時就已經在心裏頭埋下一顆相關的思想種子。 <text:line-break/><text:line-break/>愛因斯坦那段話的原文我忘了，大約是提到道德感和智能之間的某種關係。那些話和我的原始關切並不是很相關，但是，道德究竟是否具有一種知識地位，對於一位16歲少年來說，卻十足是個謎。它的謎底存在於大腦之中嗎？也就是說，如果有「道德知識」這種東西的話，那麼，它是一種可以naturalized 的東西嗎？亦即我只要透過對於大腦的研究就能揭開有關「道德」的謎底？抑或它只是語言哲學的一個邏輯問題？ <text:line-break/><text:line-break/>十幾年前，我還拋頭露面的年代，面對著神經科學近十幾年來甚囂塵上的fMRI (功能性磁振造影) 研究 ，我給它潑了冷水，在台大和高醫做了幾場演講，我把 fMRI 和十九世紀同樣風靡科學界的「顱相學」(Phrenology) 相提並論。這事說來話長。我相信我的基本判斷是對的。 <text:line-break/><text:line-break/>總之，人的大腦真是很奇怪，我們到底是怎麼認識這個世界？ <text:line-break/><text:line-break/>哲學上或認知科學上的事，跟現實事物沒啥關連，但兩者也許仍然交會在一個根本問題上，那就是我到底有沒有可能「教」你善惡美醜？我可以教你數學、化學、物理、英文等等等，但我能教你認識善惡美醜嗎？我能把我的道德熱情以及對於某種人事物的愛也一併教導給你嗎？一部電影，你覺得很難看，透過我的教學講解之後，你就會覺得它很好看而深深著迷嗎？ <text:line-break/><text:line-break/>有些很天真的研究者，透過fMRI的研究，宣稱找到「愛情中樞」，彷彿從此將揭開愛情的神祕面紗。你覺得有可能嗎？找來一個人，掀開他的頭蓋骨，在他的「愛情中樞」裏頭裝個電池什麼的，然後他就從此獲得了「愛情」，沉浸在源源不斷的「愛的感覺」之中嗎？愛是這麼一回事嗎？ <text:line-break/><text:line-break/>可是，話說回來，如果不是大腦作祟，為何我對人們也許根本無感的某些東西感覺卻如此強烈？誰會在意「杯子為何是杯子？」、「一等於一」這樣的傻問題？並為之廢寢忘食，終身不離不棄？如果不是大腦主宰了這一切，難道我還能有其它的認知與感受來源？</text:p>
      <text:p text:style-name="P2">陳真   |  2021.02.07 00:45   |   <text:a xlink:type="simple" xlink:href="http://palinfo.habago.org/Entry?Command=Information_PrintForum#FORUM40297"><text:span text:style-name="T5">#</text:span></text:a></text:p>
      <text:p text:style-name="P3">與前輩一席談(22) <text:line-break/><text:line-break/>陳真 <text:line-break/><text:line-break/>2021. 02. 07. <text:line-break/><text:line-break/><text:line-break/>不過才半年多前，韓國瑜被什麼「四精子」罷免，趙少康痛罵國民黨沒種，說他若是國民黨黨主席，一定對民進黨發動全面罷免，以牙還牙，烽火燎原，讓民進黨雞犬不寧。 <text:line-break/><text:line-break/>可是，就在昨天，趙少康突然變成了慈祥的出家人，說冤冤相報何時了，反對仇恨，不贊成報復。它媽的人渣黨發動媒體全面抹黑韓國瑜一整年，無所不用其極發動罷韓，叫做「民主的勝利與光榮」，今天我們只是罷免一個投機鬼混擅於抹紅抹黑擅於操弄族群仇恨的無良做秀議員，民進黨卻說這是仇恨；趙少康居然也在投票前夕附和民進黨的鬼扯。 <text:line-break/><text:line-break/>趙少康的「政治算盤」功力，我估計已達十段，國民黨人無出其右；他不會去做一件發自內心的單純作為，每個動作似乎都會事先分析計算一下對自己的利害得失。三十幾年前的趙少康是這樣，三十幾年後的趙少康會有多少不同？ <text:line-break/><text:line-break/>前陣子，他和阿扁突然化敵為友，還跑去拜見阿扁，握手言歡。我當時覺得很奇怪，我以小人心度他的小人肚來推測，難道他是要復出政壇，所以開始在打點各方的人脈關係嗎？也許我的猜想是對的，也許不只復出政壇，而且很可能是想選總統，已經開始展開「競選」行程了。 <text:line-break/><text:line-break/>不過，我畢竟不認識他，純粹只是長年從旁觀察之經驗所得，僅供參考。基本上，我是完全不相信這個人，就如同我不會傻到去相信郭台銘一樣。這一類人，本質上全是生意人，只是有的賣手機零件，有的賣政治，如此而已，所謂信念或理想永遠屈從於個人權位與利益之下，更不用說什麼利他善念或苦民所苦了。對於一般庶民百姓，管你去死一死，這類財大勢大威風凜凜往來無白丁的「生意人」，哪會看在眼裏？ <text:line-break/><text:line-break/>韓國瑜結盟這樣的人，無非只是因為看重趙少康的所謂「實力」，但這其實只是自毀長城。依我看，韓國瑜應該退出無可救藥的國民黨，結盟新黨和高金素梅與勞動黨甚至統促黨，站穩左、統立場，至少先站穩統的立場，那麼，所謂選舉也才有一點意義。很有可能照樣選輸或輸更慘，但是，站穩理念路線很重要，因為台灣再也沒有打迷糊仗的空間了。 <text:line-break/><text:line-break/>插播一個相關八卦： <text:line-break/><text:line-break/>1988年，我寫了一篇《台灣兒童人權報告：台灣的小孩不值錢？》引起海內外很大的迴響，連聯合國都出具報告引用我的文章，美國的「台灣人醫師協會」(NTAMA) 更越洋頒給我一個「醫學生最佳著作獎」，獎金一千美元 (當時是一大筆錢)。那時候，我已經是個叛亂犯，被限制出境，沒法親臨美國領獎。 <text:line-break/><text:line-break/>不久之後，有兩位神祕人物，自稱代表美國某個一時不便透露的機構或個人，輾轉與我連繫，探問我想不想(偷渡)出境，想不想申請政治庇護，去美國名校念書？還說會有專人帶我打點生活所需及申請學校，生活與學費絕不會有問題，只要我點個頭。但我並沒有同意。 <text:line-break/><text:line-break/>1989年3月29日，我創立台灣第一個兒童人權團體，4月4日發動示威遊行。那時候，鄭南榕正在自囚。我在政治上走得最近的人之一戴振耀，跟鄭南榕私交很好；阿耀同時也是我所創立的「兒福協進會」成員，問我要不要去保護鄭南榕。我說好，於是我們就約好遊行過後的那個星期六或星期天，也就是4月8日或9日，我們幾位志工一起去雜誌社輪班，保護鄭南榕，防止警方拘提。沒想到，4月7日就傳來鄭南榕自焚的消息。 <text:line-break/><text:line-break/>兩個月後，也就是六月，就輪到我叛亂了，學姐當時念高二，則是被退學。我因為案子本刑七年，被限制出境，只好留下來當醫生。但是，每當我被一家醫院錄取，不久之後就會被迫自動請辭；在醫界就跟鬼一樣，人見人厭，人見人怕，只差不是每個人都對我羞辱吐口水。因此，我始終很感激那些在那恐怖威權年代仍然願意善待我的人，只是這樣的人事實上並不多。 <text:line-break/><text:line-break/>我的《台灣兒童人權報告：台灣的小孩不值錢？》感動許多人，流傳非常廣，我有幾次甚至看到陌生人在車上或路邊閱讀，很多媒體轉載，就連國民黨的電台也大幅報導我的文章內容；除了阿扁拿去給當時當立委的扁嫂在立法院提出質詢之外，還有個人也打電話來表示認同，說想拿我這篇文章去使用，看要怎麼改善台灣兒童的處境。我說好。那個人就是趙少康。 <text:line-break/><text:line-break/>可是，就在我說好的隔幾天，鄭南榕自焚，趙少康當時是所謂「政治金童」，他居然公開痛罵已經自焚死去的鄭南榕，說他「很可惡」、「不負責任」、「製造公共危險」。 <text:line-break/><text:line-break/>鄭南榕自焚的那幾年，被國民黨的媒體全面造謠抹黑，比方造謠說他自焚之際，攔住去路，叫雜誌社員工大家都不要跑，統統留下來跟他一起死，而且還造謠說他丟出了幾顆汽油彈，炸斷了幾名員警的大腿，雙腿齊斷，鮮血直流，講得繪聲繪影。其實全非事實，完全是捏造。 <text:line-break/><text:line-break/>這還不夠，當時的國民黨媒體《中國時報》和《聯合報》(卑鄙程度當然比不上現在邪惡齷齪透頂的《自由時報》，但也已經夠惡劣了)，更是進一步把鄭南榕抹黑成精神有問題的瘋子；台大精神科還流出鄭南榕早年考大學時的就醫記錄，明明只是焦慮、失眠，硬要報導成精神異常與人格異常。 <text:line-break/><text:line-break/>一般人必然會被洗腦，必然信以為真，會把鄭南榕想像成一個喪心病狂的暴徒，破壞國家安全，擾亂社會安定，企圖殺害警員，然後自取滅亡。但我不相信一個呼風喚雨、權傾一時的「政治金童」，會真的蠢到不知真相？可是，趙少康卻公開對一個自焚以明志的死者落井下石。 <text:line-break/><text:line-break/>今天，就算是一個政治立場與我相左的人，如果以身殉道，我們也會對之肅然起敬不是嗎？至少不會落井下石，不會在一片瘋狂抹黑之中還公開踹死者一腳。 <text:line-break/><text:line-break/>趙少康公開罵完鄭南榕那些話之後，我就寫了封限時信給他說，因為你批評鄭南榕的這件事，我的文章決定不讓你使用了，不想跟你有所瓜葛。 <text:line-break/><text:line-break/>這只是一件31年前的小事，也許小到不能再小，但我把它看得很大。因為我相信，一個人不管做什麼事，行事為人的根本品格還是最重要。所謂見微知著，見小知大，從小地方就能看見大方向。就比方說許崑源議長跳樓自殺，一些人渣居然公開對一個已經無法為自己辯護的死者大加抹黑。我絕不會相信會有這樣一種行徑的人是個正直的人。 <text:line-break/><text:line-break/>在這個意義上，我也絕不會去支持一個當年聯合綠營，用盡卑劣無恥的栽贓抹黑造謠手段去傷害連勝文的柯文哲，就算祖國欽定，我也不會買帳，除非他公開對過往的卑劣行徑認錯。 <text:line-break/><text:line-break/>前輩與我一席談，其實就跟一般人談政治沒啥兩樣，談得比較多的是「實力」，目標則是「權力」。但我認為，實力或知名度只是一種人為光環，一種虛構出來的東西。實力不重要，能力才是真才實學，而人品則是一切作為的基礎。至於權力，不過是實現理想的「手段之一」，而不是倒過來，把奪取權力當成目標，甚至當成惟一目標。 <text:line-break/><text:line-break/>對錯善惡比輸贏更重要。我覺得，如果我們不把握住這一點基本態度，永遠只會在污穢不堪的權力遊戲中持續沉淪。</text:p>
      <text:p text:style-name="P2">陳真   |  2021.02.06 16:33   |   <text:a xlink:type="simple" xlink:href="http://palinfo.habago.org/Entry?Command=Information_PrintForum#FORUM40296"><text:span text:style-name="T5">#</text:span></text:a></text:p>
      <text:p text:style-name="P4">與前輩一席談(21) <text:line-break/><text:line-break/>陳真 <text:line-break/><text:line-break/>2021. 02. 06. <text:line-break/><text:line-break/><text:line-break/>黎智英是CIA明目張膽的走狗，長年在台港與緬甸等地製造動亂，同時也在CIA協助下，透過各種官商勾結與內線交易、炒匯、炒股、動亂前事先放空股票等等，以及以合法掩飾非法的所謂官方「投資」，獲取暴利，然後再以這些骯髒錢的其中一部份資助動亂；等於是互相利用；一方面充當漢奸，一方面則從中獲取暴利做為獎賞。倘若是在美國，有這麼一個美奸，你想，他還有可能活命嗎？老早就當成恐怖份子殺掉了。但是，美國卻把這樣一個大漢奸捧成世界偉人，捧成民主救星。 <text:line-break/><text:line-break/>一個人，如果他連這樣一個普通常識都不知道，那他不是腦殘就是徹底無知，另外一個可能就是存心睜眼說瞎話。對於無知或腦殘，你只能無可奈何，畢竟笨也不是他的錯。但是，故意睜眼說瞎話者，絕非善類，他根本不在乎是非善惡，趙少康就是一例。 <text:line-break/><text:line-break/>你看，趙少康這兩天怎麼說的，他說，「黎智英應該獲得諾貝爾和平獎提名，因為他長年貢獻於民主自由」。這麼荒唐的鬼話居然也說得出口！還有什麼鳥話或謊言是他不敢講的？精明得跟鬼一樣的趙少康，跟黎智英交情好得就像一家人，另外還有個麻吉就是陳文茜。我不相信這些億萬身價的政治生意人會蠢到不知道黎智英是什麼身份以及長年都在幹些什麼天理不容的邪惡勾當。 <text:line-break/><text:line-break/>別人要怎麼投票我不在意，畢竟島內選舉這類茶壺裏的風暴，根本無關大局。但我想說的是：不管你投票給誰，你總得認清你所支持的對象究竟是一個什麼樣的「人」以及扮演什麼樣的「政治角色」，而不是傻乎乎地被人騙得團團轉。就跟阿扁一樣，三十年前我就跟你說這是個大壞蛋，你不信，待三十年過後，也許你信了，可是，很多東西已經無法挽回。 <text:line-break/><text:line-break/>與前輩一席談，話題之一，總是圍繞著「權力」打轉，奪權成為一種目標，甚至是惟一目標，內在思維與人品卻反而變得無關緊要。講好聽是「海納百川」，撿到籃子裏就是菜，講難聽點就是「饑不擇食」，管你阿狗阿貓，管你狼心狗肺，只要能拿搶下權力就好。 <text:line-break/><text:line-break/>我覺得，如果權力那麼重要，大家統統加入人渣黨不就好了？只要乖，只要願意睜眼說瞎話，只要願意眛著良心抹黑造謠，只要願意仇中反華，只要願意配合扯爛污，只要願意給美國人和日本人當狗使喚，光是一個小島就有上萬個職位可以直接分派，隨便輪也能輪到一官半職或當個什麼董事長不是嗎？</text:p>
      <text:p text:style-name="P2">人民   |  2021.02.06 14:44   |   <text:a xlink:type="simple" xlink:href="http://palinfo.habago.org/Entry?Command=Information_PrintForum#FORUM40295"><text:span text:style-name="T5">#</text:span></text:a></text:p>
      <text:p text:style-name="P3">為何韓會找上趙？ <text:line-break/>如果大家記憶不太差,上次的總統大選,趙是反韓挺郭的大將。 <text:line-break/>韓找趙,是想將反韓與挺韓的泛藍力量大聯合。 <text:line-break/>韓為何不找郭？ <text:line-break/>趙從政經驗豐富,目前雖不在政治圈,但曝光度、知名度均高,趙當然遠優於郭。 <text:line-break/>至於他人批評的趙一半、三中案,來自於敵對陣營的必然攻擊,不必理會。 <text:line-break/>既然韓主動找趙,韓粉當然不便再批趙。 <text:line-break/>韓趙合,我確實沒想到,也很難預估勝算。 <text:line-break/>不論如何,韓的所見及高度,仍然讓我吃了一驚。 <text:line-break/>講泛藍力量大聯合,是把韓說小了。 <text:line-break/>挺韓的份子複雜,決不只有泛藍。</text:p>
      <text:p text:style-name="P6"><text:span text:style-name="T6">陳真</text:span><text:span text:style-name="T7"><text:s/>  |  2021.02.05 11:24   |   </text:span><text:a xlink:type="simple" xlink:href="http://palinfo.habago.org/Entry?Command=Information_PrintForum&amp;iPage=1#FORUM40294"><text:span text:style-name="T8">#</text:span></text:a></text:p>
      <text:p text:style-name="P7"><text:span text:style-name="T7">向白狼致敬</text:span><text:span text:style-name="T9"><text:s/>(</text:span><text:span text:style-name="T7">二</text:span><text:span text:style-name="T9">)<text:line-break/><text:line-break/></text:span><text:span text:style-name="T7">陳真</text:span><text:span text:style-name="T9"><text:line-break/><text:line-break/>2021. 02. 05.<text:line-break/><text:line-break/><text:line-break/></text:span><text:span text:style-name="T7">統促黨不是傳統意義上的政黨，沒有送往迎來鞠躬哈腰發文論述服務選民那一套。它比較像是一種帶有政治性的幫派組織，依靠特定人脈關係運作，一部份成員</text:span><text:span text:style-name="T9"><text:s/>(</text:span><text:span text:style-name="T7">據說是三分之一</text:span><text:span text:style-name="T9">)</text:span><text:span text:style-name="T7">具有江湖背景。我的理解是這樣。我住的地方附近</text:span><text:span text:style-name="T9"><text:s/>(</text:span><text:span text:style-name="T7">左營果貿市場</text:span><text:span text:style-name="T9">) </text:span><text:span text:style-name="T7">就有個統促黨辦公室，大多時候大門深鎖，似乎不曾見過它開門。我不確定如果把卡片寄到統促黨的台北總部，白狼就一定能收到。</text:span><text:span text:style-name="T9"><text:line-break/><text:line-break/></text:span><text:span text:style-name="T7">白狼是統促黨「總裁」，二十多歲創立竹聯幫，元老之一，幾年後就宣佈脫離。現在七十多歲了，早年曾犯下一些案子，包括綁票與販毒等，因此在美國坐牢。但我對於這些案子的真實性感到懷疑，畢竟白狼雖然不是政治人物，但是因為「江南案」而聲名大噪，本身具有很高的政治性，而那些案子恰恰就發生在轟動國際的「江南案」的隔年，因此我不太相信媒體所說的就是真相。</text:span><text:span text:style-name="T9"><text:line-break/><text:line-break/></text:span><text:span text:style-name="T7">人渣黨經常喜歡指控統促黨是黑道，但是，人渣黨卻是黑白通吃，行事作風比黑道更加凶殘無恥。所謂盜亦有道，人渣黨卻惟利是圖，無道可言。我常說，這些人渣的「白天」，比黑道的「夜晚」還更黑。</text:span><text:span text:style-name="T9"><text:line-break/><text:line-break/></text:span><text:span text:style-name="T7">沒有人喜歡黑道，但是，哪個政治人物不是跟黑道眉來眼去、稱兄道弟？包括清廉的馬英九與韓國瑜都是這樣，更不用說什麼賴清德蔡英文以及行事作風比黑道還更凶殘卑鄙的各路民進黨人。</text:span><text:span text:style-name="T9"><text:line-break/><text:line-break/></text:span><text:span text:style-name="T7">甘地說，「非暴力不該是懦弱的藉口」。甘地還說，如果你心裏存有暴力念頭，嘴巴上卻說非暴力，那你應該去使用暴力才對，而不是拿非暴力做為一種懦弱的藉口。我不認為自己懦弱，但我也不認為自己有資格譴責那些用暴力手段來行使政治理念的少數一方。</text:span><text:span text:style-name="T9"><text:line-break/><text:line-break/></text:span><text:span text:style-name="T7">請注意，我指的是「少數一方」，而非主流一方的暴力。在某個意義上，他們仍然值得尊敬，因為他們身為極少數，必然會因此遭到更大的報復和懲罰，並且不會有人去聲援他們。我尊敬他們，遠遠勝過尊敬一般畏畏縮縮的窩囊大眾。</text:span><text:span text:style-name="T9"><text:line-break/><text:line-break/></text:span><text:span text:style-name="T7">詹益樺生前經常痛罵那些整天痛罵國民黨的人。有一次，我看他氣沖沖從會議室走出來，嘴裏罵個不停。他說，那真的是一種「心靈刑求」。意思是說，人們窩窩囊囊，這也怕，那也怕，這也不敢，那也不敢，膽小如鼠，卻又很喜歡在背後罵皇帝，每天罵得不亦樂乎。</text:span><text:span text:style-name="T9"><text:line-break/><text:line-break/></text:span><text:span text:style-name="T7">詹益樺說，他很看不起這種人，每天私下或匿名罵這個罵那個，罵到死也沒有意義，因為根本沒有人知道你是誰。你應該站出來，讓大家知道你是誰，讓敵人能夠傷害你，好為你的言行負起責任，付出代價，那樣一種反抗，才有一點意義不是嗎？</text:span></text:p>
      <text:p text:style-name="P6"><text:span text:style-name="T6">鄭豐遠</text:span><text:span text:style-name="T7"><text:s/>  |  2021.02.05 04:58   |   </text:span><text:a xlink:type="simple" xlink:href="http://palinfo.habago.org/Entry?Command=Information_PrintForum&amp;iPage=1#FORUM40293"><text:span text:style-name="T8">#</text:span></text:a></text:p>
      <text:p text:style-name="P8"><text:span text:style-name="T7">想不到台灣還有這樣敢堂堂正正稱自己是中國人的政治人物，真是不簡單。</text:span><text:span text:style-name="T9"><text:line-break/><text:line-break/></text:span><text:span text:style-name="T7">我從這個網頁</text:span><text:span text:style-name="T9"><text:s/>(</text:span><text:a xlink:type="simple" xlink:href="http://www.china9999.org/contact.html"><text:span text:style-name="T10">http://www.china9999.org/contact.html</text:span></text:a><text:span text:style-name="T9">) </text:span><text:span text:style-name="T7">看到的資訊如下</text:span><text:span text:style-name="T9">:<text:line-break/><text:line-break/></text:span><text:span text:style-name="T7">中華統一促進黨</text:span><text:span text:style-name="T9"><text:line-break/><text:line-break/></text:span><text:span text:style-name="T7">聯絡電話：</text:span><text:span text:style-name="T9">02-2718-7701<text:line-break/></text:span><text:span text:style-name="T7">聯絡地址：</text:span><text:span text:style-name="T9">104 </text:span><text:span text:style-name="T7">台北市中山區復興北路</text:span><text:span text:style-name="T9">150</text:span><text:span text:style-name="T7">號</text:span><text:span text:style-name="T9">9-2</text:span><text:span text:style-name="T7">樓</text:span><text:span text:style-name="T9"><text:s/>(</text:span><text:span text:style-name="T7">顯示完整</text:span><text:span text:style-name="T9">Google map)<text:line-break/></text:span><text:span text:style-name="T7">聯絡信箱：</text:span><text:a xlink:type="simple" xlink:href="http://andyww5981@gmail.com"><text:span text:style-name="T10">andyww5981@gmail.com</text:span></text:a><text:span text:style-name="T9"><text:line-break/><text:line-break/></text:span><text:span text:style-name="T7">這個網站倒是挺奇怪，如果點首頁進去，裡頁的所有頁面</text:span><text:span text:style-name="T9"><text:s/>(</text:span><text:span text:style-name="T7">比如</text:span><text:a xlink:type="simple" xlink:href="http://www.china9999.org/%E9%97%9C%E6%96%BC%E6%88%91%E5%80%91/"><text:span text:style-name="T9">http://www.china9999.org/</text:span><text:span text:style-name="T7">關於我們</text:span><text:span text:style-name="T9">/</text:span></text:a><text:span text:style-name="T9">) </text:span><text:span text:style-name="T7">都是奇怪的內容，像個空殼。只有直接找到這些英文連結才有內容。</text:span></text:p>
      <text:p text:style-name="P6"><text:span text:style-name="T6">陳真</text:span><text:span text:style-name="T7"><text:s/>  |  2021.02.05 00:55   |   </text:span><text:a xlink:type="simple" xlink:href="http://palinfo.habago.org/Entry?Command=Information_PrintForum&amp;iPage=1#FORUM40292"><text:span text:style-name="T8">#</text:span></text:a></text:p>
      <text:p text:style-name="P7"><text:span text:style-name="T7">向白狼致敬</text:span><text:span text:style-name="T9">(</text:span><text:span text:style-name="T7">一</text:span><text:span text:style-name="T9">)<text:line-break/><text:line-break/></text:span><text:span text:style-name="T7">陳真</text:span><text:span text:style-name="T9"><text:line-break/><text:line-break/>2021. 02. 05.<text:line-break/><text:line-break/><text:line-break/></text:span><text:span text:style-name="T7">謝謝這位同學。講到我，我就沒什麼好說的了，因為我不知道人們對我所言所行如何理解，恐怕大多是誤解吧。但我也不企求什麼一己榮辱或理解了，世上總是有比個人悲歡更重要的事。人生數十寒暑，再艱難，一樣轉眼即過，黃土一抔，一縷青煙，生命就像鑽進了一個無想無念的夢裏似的；天涯已遠，再無惆悵。</text:span><text:span text:style-name="T9"><text:line-break/><text:line-break/></text:span><text:span text:style-name="T7">昨天看到綠營的《三立新聞》採訪白狼</text:span><text:span text:style-name="T9"><text:s/>(</text:span><text:span text:style-name="T7">張安樂</text:span><text:span text:style-name="T9">)</text:span><text:span text:style-name="T7">，但沒有完整播出，重點全被切掉。我在白狼的臉書上找到完整訪談，如下：</text:span><text:span text:style-name="T9"><text:line-break/><text:line-break/></text:span><text:a xlink:type="simple" xlink:href="https://bit.ly/3azX6w5"><text:span text:style-name="T10">https://bit.ly/3azX6w5</text:span></text:a><text:span text:style-name="T9"><text:line-break/><text:line-break/></text:span><text:span text:style-name="T7">看了之後很感動，想寫封卡片給白狼，表達我的敬意。不知道有誰知道該把卡片寄到哪給他？</text:span><text:span text:style-name="T9"><text:line-break/><text:line-break/></text:span><text:span text:style-name="T7">最近人渣黨一直說要以內亂外患罪查辦白狼，真的有夠可笑。人渣黨愛怎麼幹就怎麼幹；他們大權在握，他們做他們的，我們做我們的。但是，裝模作樣搞這些什麼法律名堂實在很低能。這怎麼會是重點呢？法律在這事情上有什麼好說的呢？就算要依內亂外患罪查辦，也是應該抓人渣黨才對，他們才是出賣台灣謀取私利的惡棍與罪犯。</text:span><text:span text:style-name="T9"><text:line-break/><text:line-break/></text:span><text:span text:style-name="T7">台灣的法院經常就是權力的走狗。三十幾年前我還在念大學，在群眾場合上公開主張台獨，被以叛亂罪移送法辦。三十幾年後的今天，同一套法律，一模一樣的法條，我主張兩岸統一，居然又要叛亂是嗎？</text:span><text:span text:style-name="T9"><text:line-break/><text:line-break/></text:span><text:span text:style-name="T7">時局至此，這些什麼叛不叛亂的，根本毫無意義。重要的是兩岸人民的身家性命與財產以及下一代長遠的未來，重要的是我們應該如何避免為美國人當炮灰，避免為貪婪腐敗的漢奸人渣賣命。</text:span></text:p>
      <text:p text:style-name="P6"><text:span text:style-name="T7">Dheeresha   |  2021.02.04 18:35   |   </text:span><text:a xlink:type="simple" xlink:href="http://palinfo.habago.org/Entry?Command=Information_PrintForum&amp;iPage=1#FORUM40291"><text:span text:style-name="T8">#</text:span></text:a></text:p>
      <text:p text:style-name="P8"><text:span text:style-name="T7">向您致上無限的敬意</text:span><text:span text:style-name="T9"><text:line-break/><text:line-break/></text:span><text:span text:style-name="T7">您真是個明白人</text:span><text:span text:style-name="T9"><text:line-break/><text:line-break/></text:span><text:span text:style-name="T7">一語中地</text:span><text:span text:style-name="T9"><text:line-break/><text:line-break/></text:span><text:span text:style-name="T7">我也看不好趙先生</text:span><text:span text:style-name="T9"><text:line-break/><text:line-break/></text:span><text:span text:style-name="T7">我覺得他太親美了</text:span><text:span text:style-name="T9"><text:line-break/><text:line-break/></text:span><text:span text:style-name="T7">也太理想化</text:span><text:span text:style-name="T9"><text:line-break/><text:line-break/></text:span><text:span text:style-name="T7">太相信自由民主那一套套</text:span><text:span text:style-name="T9"><text:line-break/><text:line-break/>~~~~~~~~~~~~~~~~~~~~<text:line-break/><text:line-break/></text:span><text:span text:style-name="T7">這幾天趙先生和翁山蘇姬的新聞</text:span><text:span text:style-name="T9"><text:line-break/><text:line-break/></text:span><text:span text:style-name="T7">還有美國軍方的蘭德報告</text:span><text:span text:style-name="T9"><text:line-break/><text:line-break/>GamrStop </text:span><text:span text:style-name="T7">散戶</text:span><text:span text:style-name="T9">v.s.</text:span><text:span text:style-name="T7">華爾街</text:span><text:span text:style-name="T9"><text:line-break/><text:line-break/></text:span><text:span text:style-name="T7">都滿令人震撼的</text:span><text:span text:style-name="T9"><text:line-break/><text:line-break/></text:span><text:span text:style-name="T7">感覺這世界的氛圍變了</text:span><text:span text:style-name="T9"><text:line-break/><text:line-break/></text:span><text:span text:style-name="T7">兩極處於最後攤牌的階段了</text:span><text:span text:style-name="T9"><text:line-break/><text:line-break/>~~~~~~~~~~~~~~~~~~~~~<text:line-break/><text:line-break/></text:span><text:span text:style-name="T7">最後我想說的是</text:span><text:span text:style-name="T9"><text:line-break/></text:span><text:span text:style-name="T7">善良是一種選擇</text:span><text:span text:style-name="T9"><text:line-break/><text:line-break/></text:span><text:span text:style-name="T7">感謝有你</text:span><text:span text:style-name="T9"><text:line-break/><text:line-break/></text:span><text:span text:style-name="T7">謝謝你</text:span><text:span text:style-name="T9"><text:line-break/><text:line-break/></text:span></text:p>
      <text:p text:style-name="P6"><text:span text:style-name="T6">陳真</text:span><text:span text:style-name="T7"><text:s/>  |  2021.02.04 11:58   |   </text:span><text:a xlink:type="simple" xlink:href="http://palinfo.habago.org/Entry?Command=Information_PrintForum&amp;iPage=1#FORUM40290"><text:span text:style-name="T8">#</text:span></text:a></text:p>
      <text:p text:style-name="P7"><text:span text:style-name="T7">一個人，如果不斷強迫你傾家蕩產跟他買下全世界密度最高的軍火，不斷鼓勵你和你的家人決一死戰，然後從中獲取巨大暴利，你覺得這樣一個人是敵是友？而你說要決一死戰的家人，事實上長年以來每年給你幾兆元生活費，不斷想討好你，想善待你，只期望你不要結合外人來殺害整個家族，破壞整個家園。</text:span><text:span text:style-name="T9"><text:line-break/><text:line-break/></text:span><text:span text:style-name="T7">台灣人如果還不覺醒，如果還傻儍地把整個心思放在一些雞毛蒜皮般的鳥事上，或是錯誤理解島內政治的真實意義，就會中了敵人的奸計，給兩岸帶來毀滅性的傷害與悲劇。</text:span><text:span text:style-name="T9"><text:line-break/><text:line-break/></text:span><text:span text:style-name="T7">我所說的，都只是一些毫無爭議的普通常識。傻蛋們為什麼不好好去理解一下真實的政治、真實的國際局勢、真實的中國大陸與真實的美國各自之長年所作所為？</text:span><text:span text:style-name="T9"><text:line-break/><text:line-break/></text:span><text:span text:style-name="T7">你看看底下這個人渣它媽的在講些什麼。兩岸為什麼要血洗對方？就算台灣人要戰爭，要為國犧牲，要打也是跟對岸一起打美國人才對，美國才是台灣的敵人。</text:span><text:span text:style-name="T9"><text:line-break/><text:line-break/></text:span><text:span text:style-name="T7">陳真</text:span><text:span text:style-name="T9"><text:line-break/><text:line-break/>2021. 02. 04.<text:line-break/><text:line-break/>===============<text:line-break/><text:line-break/></text:span><text:span text:style-name="T7">陸若武力犯臺</text:span><text:span text:style-name="T9"><text:s/></text:span><text:span text:style-name="T7">博明：臺灣人應有犧牲準備</text:span><text:span text:style-name="T9"><text:line-break/><text:line-break/>TVBS<text:line-break/></text:span><text:span text:style-name="T7">倪嘉徽</text:span><text:span text:style-name="T9"><text:s/></text:span><text:span text:style-name="T7">黃崧浦</text:span><text:span text:style-name="T9"><text:line-break/><text:line-break/>2021</text:span><text:span text:style-name="T7">年</text:span><text:span text:style-name="T9">2</text:span><text:span text:style-name="T7">月</text:span><text:span text:style-name="T9">4</text:span><text:span text:style-name="T7">日</text:span><text:span text:style-name="T9"> <text:line-break/><text:line-break/></text:span><text:span text:style-name="T7">前美國副國安顧問博明離職將滿一個月，今天他被問到如果北京對臺動武，美國應該怎麼做？博明表示，美國應該對臺灣提供實質性協助，只是臺灣人民也必須團結一致、準備犧牲，準備以戰止戰、為國犧牲。</text:span></text:p>
      <text:p text:style-name="P6"><text:span text:style-name="T6">鄭豐遠</text:span><text:span text:style-name="T7"><text:s/>  |  2021.02.04 11:31   |   </text:span><text:a xlink:type="simple" xlink:href="http://palinfo.habago.org/Entry?Command=Information_PrintForum&amp;iPage=1#FORUM40289"><text:span text:style-name="T8">#</text:span></text:a></text:p>
      <text:p text:style-name="P8"><text:span text:style-name="T7">下面這篇新聞，請大家自己連進去看吧，因為有照片，如果我只複製文字到這邊，感覺有些不完整。</text:span><text:span text:style-name="T9"><text:line-break/><text:line-break/></text:span><text:span text:style-name="T7">我打算在疫情穩定，旅遊不再受限制後，再回祖國走一趟，一解思鄉之愁。最想去的地方就是武漢、新疆和西藏。人也許沒有那麼多移動的自由，但每個人都有能擁有自己精神上的原鄉。在這一點上，有家的人是幸福的，漂泊的人是可憐的。</text:span><text:span text:style-name="T9"><text:line-break/><text:line-break/></text:span><text:span text:style-name="T7">別人怎麼看待中國我並不在乎，對我來說，中國就是我心中的家。</text:span><text:span text:style-name="T9"><text:line-break/><text:line-break/><text:line-break/></text:span><text:span text:style-name="T7">法知名作家仗义出版《</text:span><text:span text:style-name="T11">维吾尔族假新闻的终结》</text:span><text:span text:style-name="T9"><text:line-break/></text:span><text:a xlink:type="simple" xlink:href="https://www.guancha.cn/politics/2021_02_04_580294.shtml"><text:span text:style-name="T10">https://www.guancha.cn/politics/2021_02_04_580294.shtml</text:span></text:a></text:p>
      <text:p text:style-name="P6"><text:span text:style-name="T6">陳真</text:span><text:span text:style-name="T7"><text:s/>  |  2021.02.04 11:22   |   </text:span><text:a xlink:type="simple" xlink:href="http://palinfo.habago.org/Entry?Command=Information_PrintForum&amp;iPage=1#FORUM40288"><text:span text:style-name="T8">#</text:span></text:a></text:p>
      <text:p text:style-name="P7"><text:span text:style-name="T7">與前輩一席談</text:span><text:span text:style-name="T9">(20)<text:line-break/><text:line-break/></text:span><text:span text:style-name="T7">陳真</text:span><text:span text:style-name="T9"><text:line-break/><text:line-break/>2021. 02. 04.<text:line-break/><text:line-break/><text:line-break/>Lucy</text:span><text:span text:style-name="T7">，我不會誤會趙秀才，畢竟他存在政壇四十多年了。</text:span><text:span text:style-name="T9"><text:line-break/><text:line-break/></text:span><text:span text:style-name="T7">所謂熱情，怎麼會是指「拉下民進黨」？這怎麼會是一種目標？這就像當年很多人的目標是「拉下國民黨」一樣，結果呢？結果就是找來一個比國民黨人更壞的人氣王</text:span><text:span text:style-name="T9">--</text:span><text:span text:style-name="T7">阿扁，來拉下國民黨，然後青出於藍，貪得比國民黨還可怕，種種行徑比國民黨更惡劣更卑鄙。這就是我們所要的嗎？</text:span><text:span text:style-name="T9"><text:line-break/><text:line-break/></text:span><text:span text:style-name="T7">韓國瑜結盟趙少康，就如同林義雄結盟陳水扁一樣，果然一舉把國民黨拉下台，結果呢？結果開啟台灣二十年的沉淪與敗壞。西元</text:span><text:span text:style-name="T9">2000</text:span><text:span text:style-name="T7">年，總統大選投票的前一天，我做了一個很寫實的夢，夢見我站在一個方圓僅有幾公尺的台灣島上，眼睜睜看著它一直往下沉；夢中有個白髮長眉老人說話，他說「島要沉了」。</text:span><text:span text:style-name="T9"><text:line-break/><text:line-break/></text:span><text:span text:style-name="T7">所謂「日有所思，夜有所夢」，這個島嶼沉淪夢只是反映我當時在選前一直在講的內容，我說，千萬不要相信李遠哲那個投機份子講的話。我說，阿扁如果當選，台灣將會往下沉淪得更厲害。我的夢並非靈異預言，而只是思想化為夢境出現。這個夢境，後來果然成真。台灣過去二十年來，什麼事也沒幹，每天就是忙著炒作仇中反華，分分秒秒忙著挑撥對於大陸人的仇恨；然後數不清的人渣一一冒出頭，個個比阿扁惡劣無恥貪婪幾百萬倍。</text:span><text:span text:style-name="T9"><text:line-break/><text:line-break/></text:span><text:span text:style-name="T7">我只會說阿扁是個壞蛋，我絕不會說他是個人渣；我對他仍然懷著一定的敬意與感情。阿扁跟人渣們比起來，幾乎可以說是聖人了。由此你就能知道，台灣之所謂民主化是怎麼一回事，在美國所一手主導的仇中反華政策下是如何地墮落與沉淪，並且逐漸走向極右法西斯。人渣黨常常在歌頌的那些所謂「為台灣發聲」的「國際民主友人」，請問有哪一個不是惡名昭彰的極右法西斯或大貪官，甚至是殺人魔。</text:span><text:span text:style-name="T9"><text:line-break/><text:line-break/></text:span><text:span text:style-name="T7">林義雄當年結盟阿扁，並且為他修改黨規，好讓他能夠選總統。為什麼呢？因為放眼當年，除了跟趙少康一樣很會炒作、很會打算盤的阿扁之外，沒有一個人能打敗國民黨。結果真的打敗了，卻換來一個更邪惡無恥的貪婪政權。</text:span><text:span text:style-name="T9"><text:line-break/><text:line-break/></text:span><text:span text:style-name="T7">你說，放眼當下，除了趙少康，沒有一個人能打敗民進黨。這話是錯的，打不打得敗，不是看人，而是看他的所作所為及其外部利用價值。倘若他能夠比民進黨還卑鄙齷齪，倘若他能夠讓美國相信，他擁有更好的反中仇中能力，那麼他就會當選，主子就會讓他當選。你看，蔡英文選前民調低到快歸零，結果呢，短短一年半載之內，卻成為台灣有史以來最高得票數的所謂總統。</text:span><text:span text:style-name="T9"><text:line-break/><text:line-break/></text:span><text:span text:style-name="T7">島內所謂輿論或民意等等這些東西，完全都是可以操弄的，美國也是，世界各國都一樣。我常舉的一個例子是，伊拉克海珊原本只有</text:span><text:span text:style-name="T9">2%</text:span><text:span text:style-name="T7">或</text:span><text:span text:style-name="T9">3%</text:span><text:span text:style-name="T7">的美國人認為他會危害世界和平，當美國決定侵略伊拉克之後，媒體開始配合炒作，短短不到半年內，百分之八十幾的美國人相信「海珊不死，全世界億萬人將毀滅」這種鬼話。</text:span><text:span text:style-name="T9"><text:line-break/><text:line-break/></text:span><text:span text:style-name="T7">至於你說的柯文哲，那就更不堪聞問了。我是說在政治品格上，遠遠比趙少康還更爛。你不信，我也沒辦法。柯文哲曾經是對岸的欽定人選，將來很可能也還是。但是，即便祖國挺他，我也不會因此就挺他。我看重人品，依舊勝於立場。我不相信人品不佳之投機份子會有什麼真實的立場。</text:span><text:span text:style-name="T9"><text:line-break/><text:line-break/></text:span><text:span text:style-name="T7">就比方說趙秀才，韓國瑜挺他是因為他和韓國瑜達成一個默契就是雙方都同意應該認同九二共識。但是，任何人其實都不應該傻到以為一個投機份子會有什麼真實的信念或立場。趙少康這兩天含含糊糊地說他支持九二共識，但他卻又一方面反中不遺餘力。</text:span><text:span text:style-name="T9"><text:line-break/><text:line-break/></text:span><text:span text:style-name="T7">比方說，幾個月前，他提到說：「現在中美衝突比以往更為劇烈，以美國為首的全世界都在反中，全世界主要政黨都在反中國的時候，國民黨卻是唯一一個不反中的政黨」。趙少康說，「反中浪潮是全球性的，韓國瑜之所以會輸掉總統大選，就是因為不反中，而且還跟這個世界潮流對作」，這樣怎麼可能贏？</text:span><text:span text:style-name="T9"><text:line-break/><text:line-break/></text:span><text:span text:style-name="T7">二十幾年前，宛如希特勒一般的造型與手勢、法西斯味道相當重的大統派趙少康，現在調整風向了，開始變成「我是台灣人」了，不再提中國人了，並且表明年輕人都不再認為自己是中國人。他說，在這種情況下，如果國民黨還認同中國人，還不反中，「將來選戰要怎麼打」？</text:span><text:span text:style-name="T9"><text:line-break/><text:line-break/></text:span><text:span text:style-name="T7">我舉這些例子是要說，你看，這就是政治生意人，他不是在從政，而是在做「政治」這門生意；就跟人渣黨一樣，「台獨」就是島內當紅的一門生意。所謂理念或理想或立場，不但不是目標，反而變成一種手段，變成一種斂財奪權的工具。相反地，權力理當只是一種手段，卻反而變成人渣或投機份子的惟一目的。</text:span><text:span text:style-name="T9"><text:line-break/><text:line-break/></text:span><text:span text:style-name="T7">我和前輩也講到很多這方面的想法。我和他，思想南轅北轍，之所以還能一談就是四、五個小時，就是因為我們想法雖然不同，但是，我知道他並不仇中或反中，他只是很天真地相信美式民主那一套所謂「一人一票」的價值；他希望中國能夠強大，但他認為強大的前提就是要採用美式民主。</text:span><text:span text:style-name="T9"><text:line-break/><text:line-break/></text:span><text:span text:style-name="T7">我不在意人們與我想法不同，但我絕不會浪費一秒鐘去跟任何一個投機份子或詐騙人渣談論任何想法，因為他們哪會有什麼真實的想法或立場？他們關切的，甚至惟一關切的，就是權力與私利。我不會說趙少康是個人渣，他沒那麼壞，他還是有一點點點點點點理想性，而人渣黨則毫無道德下限可言。</text:span><text:span text:style-name="T9"><text:line-break/><text:line-break/></text:span><text:span text:style-name="T7">我不想對任何懷有利他善意的個人潑冷水，我潑的是溫水，事實上我已經講得夠溫和了。人們的熱情總是被人渣或投機政客所一再糟蹋，一再辜負。甘地曾經說過一句話，我始終銘記在心，他說：「保存你的憤怒」，不要輕易消費它。也許有一天，它就會撼動整個世界。這意思是說，熱情是可貴的，義憤更是無比珍貴，我們不該隨便發洩它，更無須急著成事，那往往只是無謂消耗了熱情。</text:span><text:span text:style-name="T9"><text:line-break/><text:line-break/></text:span><text:span text:style-name="T7">打倒民進黨不該是一種目標，打倒邪惡才是目標。以更大的惡來打擊惡是荒唐的。你要把桌子擦乾淨，就得找一條乾淨的布，而不是找一條比桌子還髒的抹布來擦，這樣擦到死也不可能擦乾淨。</text:span><text:span text:style-name="T9"><text:line-break/><text:line-break/></text:span><text:span text:style-name="T7">我不是說趙少康個人比民進黨還髒還壞，當然不是；而是說，在一種善惡的根本意義上，例如造謠抹黑仇中反華舔美搞港獨搞台獨等等等，如果趙秀才和人渣黨其實根本沒有區別，那我不知道這樣的選舉有何意義可言，只是換一個人來做同樣的醜事而已不是嗎？當然，也許在內政上或作法上會有些許差別，至少不會貪污成那副吃相德性。但是，這樣一種差別，不足以引發熱情，至少引起不了我任何的熱情。</text:span></text:p>
      <text:p text:style-name="P6"><text:span text:style-name="T7">Lucy   |  2021.02.04 02:34   |   </text:span><text:a xlink:type="simple" xlink:href="http://palinfo.habago.org/Entry?Command=Information_PrintForum&amp;iPage=1#FORUM40287"><text:span text:style-name="T8">#</text:span></text:a></text:p>
      <text:p text:style-name="P8"><text:span text:style-name="T7">先生的話，我會細細思量，並更加仔細觀察趙少康的言談。</text:span><text:span text:style-name="T9"><text:line-break/><text:line-break/></text:span><text:span text:style-name="T7">其實，所謂熱情，是指＂拉下民進黨的期待＂。在野陣營中放眼望去，誰有能力打垮民進黨？國民黨中一個也沒有。往外找，只剩下柯文哲。對我而言，２０２４年，只有柯文哲能讓我投下一票。但，他根本無法扳倒民進黨。趙少康的復出，無疑燃起我的希望。</text:span><text:span text:style-name="T9"><text:line-break/><text:line-break/></text:span><text:span text:style-name="T7">如果，趙少康是反中的，那他就不是我的期待。但，這年頭，反中是主流民意（我從不以為，民主制度＂討好選民的可笑機制＂能提升國與人的素質），即使是韓國瑜，為了選票也要說＂國防靠美國＂這樣的話來安撫一些仇中的台灣人。所以，我能容許趙少康用有彈性的話術規避＂對中態度＂，但他不可以反中。</text:span><text:span text:style-name="T9"><text:line-break/><text:line-break/></text:span><text:span text:style-name="T7">在台灣政壇上，我最敬佩的人是沈富雄和呂秀蓮。真是稀奇，像我這樣有大中國情懷的統派，竟然景仰綠營出身的政治人物。先生也曾是綠營的菁英。或許常在趙少康的節目中看到沈富雄和呂秀蓮，才會覺得趙少康是識人的媒體人。</text:span><text:span text:style-name="T9"><text:line-break/><text:line-break/></text:span><text:span text:style-name="T7">真希望是先生您誤會了趙少康。</text:span></text:p>
      <text:p text:style-name="P6"><text:span text:style-name="T6">陳真</text:span><text:span text:style-name="T7"><text:s/>  |  2021.02.04 01:26   |   </text:span><text:a xlink:type="simple" xlink:href="http://palinfo.habago.org/Entry?Command=Information_PrintForum&amp;iPage=1#FORUM40286"><text:span text:style-name="T8">#</text:span></text:a></text:p>
      <text:p text:style-name="P7"><text:span text:style-name="T7">與前輩一席談</text:span><text:span text:style-name="T9">(19)<text:line-break/><text:line-break/></text:span><text:span text:style-name="T7">陳真</text:span><text:span text:style-name="T9"><text:line-break/><text:line-break/>2021. 02. 04.<text:line-break/><text:line-break/><text:line-break/>Lucy</text:span><text:span text:style-name="T7">好，我沒說清楚，誤會了。我只知道大的東西，小事不知道，也不會有人知道，因為既然是小事，意味著可以這樣，也能那樣，所以不會有確定性可言。</text:span><text:span text:style-name="T9"><text:line-break/><text:line-break/></text:span><text:span text:style-name="T7">大的事比方說：</text:span><text:span text:style-name="T9"><text:line-break/><text:line-break/>1</text:span><text:span text:style-name="T7">，美國控制藍綠兩黨，使其互鬥，維持平衡，避免一黨獨大容易拿翹不聽指揮。</text:span><text:span text:style-name="T9"><text:line-break/><text:line-break/></text:span><text:span text:style-name="T7">但這並不意味著美國準備要讓民進黨下台，而僅僅意味著美國不會讓其中一條狗獨大，肯定會招呼另一條狗來咬牠。至於民進黨會不會下台一鞠躬，這是小事，因此說不準。</text:span><text:span text:style-name="T9"><text:line-break/><text:line-break/>2</text:span><text:span text:style-name="T7">，不管是藍狗或綠狗要上場，都得經過主子同意。</text:span><text:span text:style-name="T9"><text:line-break/><text:line-break/></text:span><text:span text:style-name="T7">有例外嗎？當然有，但是都很快就會被趕下場，比方說洪秀柱，換不換柱，與朱立倫無關，朱是線民，他只是聽命行事。另一個自己跑出來的就是韓國瑜，你看，藍綠聯手黑他，無所不用其極，足足黑了一兩年，硬是把他拉下來，至今還在抹黑。沒有背後主子的授意或批准，換柱或黑韓都不會發生，至少不會以如此惡劣、突兀且劇烈的形式出現。</text:span><text:span text:style-name="T9"><text:line-break/><text:line-break/></text:span><text:span text:style-name="T7">至於趙秀才是不是美國欽定的下任總統候選人，這當然是小到不能再小的事了。狗兒那麼多，比方說朱立倫、江啟臣和趙秀才等等等都是，找哪隻狗上台表演都沒有絲毫重要性，因此也說不準。我只能說，沒有經過美國人點頭，精於算計的趙秀才當然不會貿然跳出來。</text:span><text:span text:style-name="T9">  <text:line-break/><text:line-break/>3</text:span><text:span text:style-name="T7">，趙秀才跟大漢奸</text:span><text:span text:style-name="T9">CIA</text:span><text:span text:style-name="T7">走狗黎智英是同一掛；當然，為惡或危害等級無法相提並論，但這就是一個走狗集團，以反中為核心要務。我知道裏頭還有哪些人，但我不想說，因為我說了你們也不會信。而且，我當然也不可能有所謂「證據」，你們會以為我只是在講一種低級可笑的陰謀論。其實，在政治上，明明白白的事通常都不會有證據，但內行人一看就懂；只有很外行的笨蛋才會動不動就說「證據呢？」。</text:span><text:span text:style-name="T9"><text:line-break/><text:line-break/></text:span><text:span text:style-name="T7">至於你對趙秀才的描述，當然全都是錯的。</text:span><text:span text:style-name="T9"><text:line-break/><text:line-break/>A</text:span><text:span text:style-name="T7">，他怎麼會「不願留在國民黨吃香喝辣」？</text:span><text:span text:style-name="T9"><text:line-break/><text:line-break/></text:span><text:span text:style-name="T7">他不是「不願」，而是當年思想不夠純正，不夠獨，不夠愛台灣，加上又是外省人，留在國民黨已經沒法吃香喝辣了，所以就自立門戶，成立新黨。</text:span><text:span text:style-name="T9"><text:line-break/><text:line-break/>B</text:span><text:span text:style-name="T7">，趙少康怎麼會沒有把柄？他的把柄，關乎黨產，應該多得是。</text:span><text:span text:style-name="T9"><text:line-break/><text:line-break/>C</text:span><text:span text:style-name="T7">，在我眼裏，趙秀才怎麼是「戲子綜藝咖」？</text:span><text:span text:style-name="T9"><text:line-break/><text:line-break/></text:span><text:span text:style-name="T7">他很會作秀，做的是大買賣，不是做</text:span><text:span text:style-name="T9"><text:s/>(</text:span><text:span text:style-name="T7">娛樂</text:span><text:span text:style-name="T9">) </text:span><text:span text:style-name="T7">效果。雞雞黨那一類的人，才是綜藝咖，趙少康不是。他文武雙全，又會秀，又會做買賣，是「宋盼仔」</text:span><text:span text:style-name="T9">(</text:span><text:span text:style-name="T7">宋楚瑜</text:span><text:span text:style-name="T9">) </text:span><text:span text:style-name="T7">那一型，屬大內高手。當年鬥輸宋盼仔，經過多年的冰凍與「反省」，這回調整了思想，思想淨化了，愛台灣了，民主自由了，因此捲土重來。</text:span><text:span text:style-name="T9"><text:line-break/><text:line-break/>D</text:span><text:span text:style-name="T7">，趙秀才變成媒體大亨，當然不是因為他有什麼媒體本事，而是因為政治使然，手腕好，搶到肥肉。</text:span><text:span text:style-name="T9"><text:line-break/><text:line-break/>E</text:span><text:span text:style-name="T7">，韓國瑜並沒有「把一手好棋玩成廢局」。而是剛好相反，他把一盤死棋玩出新局，但卻功敗垂成，被藍綠聯手給翻桌。往後還有沒有轉敗為勝的機會，我不敢說，因為我基本上還是不會輕忽潛藏於人心之中善的力量或反抗的力量。</text:span><text:span text:style-name="T9"><text:line-break/><text:line-break/></text:span><text:span text:style-name="T7">我之前寫道，韓如果抬舉趙，以之為師，或與之結盟，韓流將會消失，並非說它消失無蹤，而是說它在可預見的未來將不再顯現。但是，人心反抗壓迫的力量不會就此消失於無形。</text:span><text:span text:style-name="T9"><text:line-break/><text:line-break/></text:span><text:span text:style-name="T7">我沒法想像，怎麼會有人對趙秀才那樣一種高高在上且精打細算的傲慢投機政治人物產生熱情。就跟曾經捲起風潮的阿扁一樣，大多數人也許會被欺弄一時，但很快就會覺醒。只有像韓國瑜那樣一種出於利它精神的熱情，才有可能點燃人們潛藏的熱情。但是，當這樣一種熱情失去了純粹，多出了一些算計與傲慢，熱情就會隨之黯淡。愛情也是這麼一回事。</text:span><text:span text:style-name="T9"><text:line-break/><text:line-break/></text:span><text:span text:style-name="T7">在我與前輩一整個下午的談話中，他一直提到藍綠背後有個很可怕的真正操盤手，隨便下個條子就能操縱政治人物；想栽培誰或安插誰到哪臥底，就連國家律師考試都能洩題給他，讓他考出第一名的成績。</text:span><text:span text:style-name="T9"><text:line-break/><text:line-break/></text:span><text:span text:style-name="T7">前輩提到共濟會，我不確定他所指的背後暗黑操控勢力是否就是所謂共濟會。如果是的話，那我就沒法茍同了。我覺得所謂共濟會之無孔不入，那是好萊塢電影看太多的後遺症。但我確切知道，真正無孔不入的是</text:span><text:span text:style-name="T9"><text:s/>CIA</text:span><text:span text:style-name="T7">。島內政治與選舉，不過就是</text:span><text:span text:style-name="T9">CIA</text:span><text:span text:style-name="T7">操控的一盤棋，以為這是什麼民主自由，實在是腦殘到令人無言。</text:span></text:p>
      <text:p text:style-name="P6"><text:span text:style-name="T7">Lucy   |  2021.02.03 21:42   |   </text:span><text:a xlink:type="simple" xlink:href="http://palinfo.habago.org/Entry?Command=Information_PrintForum&amp;iPage=1#FORUM40285"><text:span text:style-name="T8">#</text:span></text:a></text:p>
      <text:p text:style-name="P8"><text:span text:style-name="T7">趙秀才？－－－先生拿水澆息我的熱情了！</text:span><text:span text:style-name="T9"><text:line-break/></text:span><text:span text:style-name="T7">美國改朝換代，就準備要民進黨捲舖蓋走人，是嗎？美國，為什麼屬意趙少康？</text:span><text:span text:style-name="T9"><text:line-break/><text:line-break/></text:span><text:span text:style-name="T7">一個曾經不願留在國民黨吃香喝辣而另組更深藍政黨的政治金童，幾十年來不曾有把柄落入執政者手裡，在政論壇上始終擁有一席之地的媒體人，在先生眼裡竟如同戲子綜藝枷一般，且遠不及＂把一手好棋玩成殘局廢局＂的韓國瑜，我十分不解。</text:span></text:p>
      <text:p text:style-name="P6"><text:span text:style-name="T6">陳真</text:span><text:span text:style-name="T7"><text:s/>  |  2021.02.03 18:47   |   </text:span><text:a xlink:type="simple" xlink:href="http://palinfo.habago.org/Entry?Command=Information_PrintForum&amp;iPage=1#FORUM40284"><text:span text:style-name="T8">#</text:span></text:a></text:p>
      <text:p text:style-name="P7"><text:span text:style-name="T7">與前輩一席談</text:span><text:span text:style-name="T9">(18)<text:line-break/><text:line-break/><text:line-break/></text:span><text:span text:style-name="T7">陳真</text:span><text:span text:style-name="T9"><text:line-break/><text:line-break/>2021. 02. 03.<text:line-break/><text:line-break/><text:line-break/></text:span><text:span text:style-name="T7">一些國家有所謂「嘉年華」</text:span><text:span text:style-name="T9"> (Carnival)</text:span><text:span text:style-name="T7">，例如義大利、巴西、法國與日本等等。它的原始意義是什麼，我也不是很清楚，反正就是流傳至今已經變成一種狂歡節。比較特別的是義大利的威尼斯嘉年華人們得戴著面具。</text:span><text:span text:style-name="T9"><text:line-break/><text:line-break/></text:span><text:span text:style-name="T7">幹嘛要戴面具？我看一些簡介提到，中古世紀階級分明，一方面有教會貴族與封建菁英階層，一方面則有平民百姓與農奴，兩者地位高低天壤之別。主子怎麼好意思跟家裏的奴隸玩在一起？高高在上作威作福的宗教領袖與政治領導，又怎麼可能放下神聖身段與小老百姓一塊嘻鬧？</text:span><text:span text:style-name="T9"><text:line-break/><text:line-break/></text:span><text:span text:style-name="T7">這時候，戴上個面具，問題就解決了，彼此不知道誰是誰，眾生平等。但是也就平等這麼一天而已。在這解放的一天，看你愛幹啥幹啥，主子跟我一樣大了。可是，一天狂歡過後，一切恢復日常，當奴隸的當奴隸，威風凜凜的依舊威風凜凜，扯爛污的繼續扯爛污，魚肉鄉民鬼話連篇的神棍，照樣魚肉鄉民鬼話連篇，什麼也沒變。</text:span><text:span text:style-name="T9"><text:line-break/><text:line-break/></text:span><text:span text:style-name="T7">三十幾年前我就注意到這個事情，感覺挺像所謂民主選舉。於是寫了許多文章說，台灣的選舉不就是這麼回事嗎？選前叫爹喊娘，選後操你爸幹你娘，什麼事都幹得出來；選前喊為民服務，選後只為自己與財團服務，選民滾一邊去吃萊豬吧，沒叫你吃屎就不錯了。所謂平等，也就只是選舉那天一人一票，讓你爽一下，嚐一下「做主人」的感覺，待下午四點投票過後，面具就摘下來了，各自恢復原狀。</text:span><text:span text:style-name="T9"><text:line-break/><text:line-break/></text:span><text:span text:style-name="T7">不過，這還只是一種內部機制的玩法。三十幾年前，我只看出「選舉嘉年華」的內在本質。十幾年後，我才發現外部權力結構的皇朝真相。真正的皇上，始終不曾戴上面具，而他們才是這島嶼真正的主子，而且永不改選。那就是美國人。</text:span><text:span text:style-name="T9"><text:line-break/><text:line-break/></text:span><text:span text:style-name="T7">黎少康說，他之所以回歸國民黨，是因為韓國瑜的「勸進」與「支持」。講這樣就太假了，把我們當白痴。黎少康算盤打得那麼精，沒有美國主子的支持，他會重操舊業？你看，他今天就老實說了。</text:span><text:span text:style-name="T9"><text:line-break/><text:line-break/></text:span><text:span text:style-name="T7">他說，他之「回歸國民黨，是要救國民黨。救國民黨是為了要救台灣、救國家。連美國在台協會（</text:span><text:span text:style-name="T9">AIT</text:span><text:span text:style-name="T7">）都找過我，表達對台灣沒有強力在野黨的擔心；希望台灣政黨輪替，而不是一黨獨大。連</text:span><text:span text:style-name="T9">AIT</text:span><text:span text:style-name="T7">官員定期或不定期來看我時，都很擔心沒有強力在野黨來制衡，『民進黨已經淪為幫派式的分贓』。」</text:span><text:span text:style-name="T9"><text:line-break/><text:line-break/></text:span><text:span text:style-name="T7">簡單說就是，趙少康是美國所授意或支持回到國民黨來幹一票。目的當然不是因為什麼「美國很憂心民進黨已經淪為幫派分贓」。美國人就是台灣最大隻的政治寄生蟲，長年以來吸食台灣的血，吃台灣的肉，由他來分派骨頭給走狗們吃。</text:span><text:span text:style-name="T9"><text:line-break/><text:line-break/></text:span><text:span text:style-name="T7">我在《與前輩一席談</text:span><text:span text:style-name="T9">(16)</text:span><text:span text:style-name="T7">》裏頭如此寫道，我再貼一次：</text:span><text:span text:style-name="T9"><text:line-break/><text:line-break/></text:span><text:span text:style-name="T7">「我絲毫不懷疑趙少康能『拯救』國民黨，如果再加上</text:span><text:span text:style-name="T9">CIA</text:span><text:span text:style-name="T7">線民朱立倫以及不擇手段財大氣粗的大草包郭董，那就更有重返執政的希望了。問題是，這有意義嗎？蔣家以前控制情治單位的作法就是養幾條狗，讓牠們彼此之間互相不爽，互揭瘡疤搞鬥爭，避免單一勢力獨大。美國也一樣，豢養藍綠兩條狗，讓牠們互咬，有時疼這隻，有時疼那隻，只要乖乖聽話，輪流都有骨頭吃。島內政治基本上就是這麼一回事。」</text:span><text:span text:style-name="T9"><text:line-break/><text:line-break/></text:span><text:span text:style-name="T7">我知道我的想法很難在島內找到認同者，但我所言只是一個根本事實。</text:span><text:span text:style-name="T9"><text:line-break/><text:line-break/></text:span><text:span text:style-name="T7">前輩過去貢獻良多，但他所信奉的那套戴著嘉年華面具、所謂「一人一票」的美式民主，倘若如其所願，實施於大陸，大陸毫無疑問將重演八國聯軍或日軍侵華、西方列強割據佔領的百年血腥悲慘歷史，因為這基本上就是強者藉以侵略弱者的一套騙局。</text:span><text:span text:style-name="T9"><text:line-break/><text:line-break/></text:span><text:span text:style-name="T7">美式民主如果那麼棒，美國怎麼不在他自己佔有八成股份的台積電實施民主？美式民主如果那麼神聖，各級學校為何不也來民主化一番、一人一票選出校長？</text:span></text:p>
      <text:p text:style-name="P6"><text:span text:style-name="T6">陳真</text:span><text:span text:style-name="T7"><text:s/>  |  2021.02.03 11:28   |   </text:span><text:a xlink:type="simple" xlink:href="http://palinfo.habago.org/Entry?Command=Information_PrintForum&amp;iPage=2#FORUM40283"><text:span text:style-name="T8">#</text:span></text:a></text:p>
      <text:p text:style-name="P7"><text:span text:style-name="T7">與前輩一席談</text:span><text:span text:style-name="T9">(17)<text:line-break/><text:line-break/></text:span><text:span text:style-name="T7">陳真</text:span><text:span text:style-name="T9"><text:line-break/><text:line-break/>2021. 02. 02.<text:line-break/><text:line-break/><text:line-break/></text:span><text:span text:style-name="T7">前輩似乎很看重一個東西，這東西不容易說明，大約是類似「公眾性」或「知名度」或「曝光度」等等，接近早年黨外人士常講的一個詞叫做「政治資源」，簡單說就是「籌碼」、「身價」。</text:span><text:span text:style-name="T9"><text:line-break/><text:line-break/></text:span><text:span text:style-name="T7">九零年代以後，政治已經不可怕，所以各種蒼蠅蚊子蟑螂全急著混進所謂「反對陣營」</text:span><text:span text:style-name="T9">(</text:span><text:span text:style-name="T7">也就是當年的綠營</text:span><text:span text:style-name="T9">)</text:span><text:span text:style-name="T7">，藉著累積所謂「政治資源」來抬高身價與知名度，進而變賣成為一種奪取功名利祿與權位的晉身階與敲門磚。</text:span><text:span text:style-name="T9"><text:line-break/><text:line-break/></text:span><text:span text:style-name="T7">累積「政治資源」的方法就是，在一種事實上安全無虞甚至是和對方配合打假球的情況下，發起各種做秀性質的「抗爭」，製造各種「假衝突」，或是發動各種所謂「改革」與「論述」，創造媒體聲量與知名度及話語權，然後當然就是從政當官或參選，最少也能有助於個人前途。</text:span><text:span text:style-name="T9"><text:line-break/><text:line-break/></text:span><text:span text:style-name="T7">這也就是為什麼台灣的所謂社運團體或什麼學運或所謂「公共型知識份子」如此令人不齒的原因，因為參與者特別是那些帶頭者，並不是真的關心什麼工運農運婦運或環保、人權或任何所謂公義，全是鬼扯蛋，他關心的是自己的「政治資源」或「政治籌碼」與「政治話語權」，以便能夠把這些「資源」給轉化為權位私利</text:span><text:span text:style-name="T9"><text:s/></text:span><text:span text:style-name="T7">。</text:span><text:span text:style-name="T9"><text:line-break/><text:line-break/></text:span><text:span text:style-name="T7">你看，那些人渣黨的尾巴黨例如什麼屎袋力量或什麼雞雞黨，幾乎都是這種人，滿口理想理念，什麼民主自由與人權，講得天花亂墜，其實全是鬼扯蛋。而且，通常很會做秀，伶牙利齒；很會包裝，創造形象。但是，形象和真實樣貌的落差往往非常巨大，大到不可思議，宛如好萊塢電影般的戲劇化。</text:span><text:span text:style-name="T9"><text:line-break/><text:line-break/></text:span><text:span text:style-name="T7">比方說，公開形象總是美美的，帥帥的，好溫柔好甜美好斯文喔。但是實際上呢，歪嘴叼洋煙，天天打牌、泡湯、玩女人，講起話來，即便是女生，照樣滿口「操」、「幹」、「機八」；關心的話題全是權力與利益。但是，一來到鎂光燈前就馬上變了一個人，變得清新，變得一副充滿理想；台詞也變了，變成救國救民，愛鄉愛土，犧牲奉獻。</text:span><text:span text:style-name="T9"><text:line-break/><text:line-break/></text:span><text:span text:style-name="T7">別說一般人，許多時候連我也會上當。過去所謂社運人士或投入所謂反對運動的人，幾乎全是這樣。我是說「幾乎」，我不打算一竿子打翻一船人，問題是，到底有幾個人不是這樣？有幾個人真的內外一致、言行如一？鳳毛麟角，少之又少。</text:span><text:span text:style-name="T9"><text:line-break/><text:line-break/></text:span><text:span text:style-name="T7">前輩希望各方分散的力量可以集結起來，成為藍綠之外的第三勢力。在這樣的目標底下，撿到籃子裡就是菜；我能理解前輩為何會推出一些什麼雞雞黨的人成為政治新星，因為他在這些作秀天王的身上看見了「籌碼」，看到一種可以轉化為政治權力的素質。</text:span><text:span text:style-name="T9"><text:line-break/><text:line-break/></text:span><text:span text:style-name="T7">我的想法是：如果不揚棄這種以奪權為目標的「資源觀」或「籌碼觀」，我們其實永遠只會在原地踏步，甚至持續沉淪。這些所謂資源或籌碼其實全是空的，它只是圖利個人而已，對公眾毫無意義。也就是說，如果所謂改革，只是這個人渣換成另一個更渣更卑鄙更厲害的人渣，那我們何必改革？我們就停留在蔣家王朝的年代豈不是還更好？</text:span><text:span text:style-name="T9"><text:line-break/><text:line-break/></text:span><text:span text:style-name="T7">也許這就是所謂美式民主的一個結構性弊病，越噁爛越卑鄙無恥或是越庸俗越懂得迎合主流的人反而越容易獲得群眾的支持。今天，如果台積電或中研院也採用民主選舉，選出領導人，我看，館長或</text:span><text:span text:style-name="T9">3Q</text:span><text:span text:style-name="T7">哥很可能會當選。</text:span><text:span text:style-name="T9"><text:line-break/><text:line-break/></text:span><text:span text:style-name="T7">蔣家年代有幾位官員對台灣貢獻巨大，例如孫運璿，例如趙耀東，例如李國鼎。這些人，如果出來參加民主選舉，選三百年也選不上。我想說的是，迎合既定的弊病來改革畢竟是荒唐的，那就好像當年很多黨外人士反對國民黨賄選，於是自己也大量賄選來反對國民黨一樣。當你爛得青出於藍時，你就贏了，可是，這樣一種贏，有意義嗎？</text:span><text:span text:style-name="T9"><text:line-break/><text:line-break/></text:span><text:span text:style-name="T7">我不是說你一定非得排斥知名度或話語權等等所謂「政治資源」不可，而是說，那些東西頂多只是一種手段，而非目的。當你把手段當成目的，那不是很奇怪嗎？那何必改革？</text:span><text:span text:style-name="T9"><text:line-break/><text:line-break/></text:span><text:span text:style-name="T7">我比較相信甘地說的，「只要走在正確的道路上，遲早就會走到目的地」。也許你會說，「遲早」是多遲啊？人生只有幾十年而已。我跟前輩說，所謂成就的「分母」不是一個人的生命長度，而是應該再拉長一點，該當千百年就千百年。你看，西班牙的「聖家族教堂」蓋了一百多年至今還在蓋，我去現場看過，裏頭真的還在施工。它的建築設計師高第</text:span><text:span text:style-name="T9"><text:s/>(Gaudi)</text:span><text:span text:style-name="T7">，生前面對質疑時回答說：「我的客戶</text:span><text:span text:style-name="T9"><text:s/>(</text:span><text:span text:style-name="T7">指上帝</text:span><text:span text:style-name="T9">)</text:span><text:span text:style-name="T7">都不急，你急什麼？」</text:span></text:p>
      <text:p text:style-name="P6"><text:span text:style-name="T7">qegg   |  2021.02.02 14:32   |   </text:span><text:a xlink:type="simple" xlink:href="http://palinfo.habago.org/Entry?Command=Information_PrintForum&amp;iPage=2#FORUM40282"><text:span text:style-name="T8">#</text:span></text:a></text:p>
      <text:p text:style-name="P9"><text:span text:style-name="T6">洋洋，</text:span><text:span text:style-name="T7"><text:line-break/><text:line-break/></text:span><text:span text:style-name="T6">提到长者，我常常在油管上重温这段</text:span><text:span text:style-name="T7">Aloha Oe</text:span><text:span text:style-name="T6">的视</text:span><text:span text:style-name="T11">频。当时是江第一次访美过境夏威夷，而屋外就是反华团体组织的示威抗议。</text:span><text:span text:style-name="T7"><text:line-break/><text:line-break/></text:span><text:a xlink:type="simple" xlink:href="https://www.youtube.com/watch?v=1yQ5OxOXyi4"><text:span text:style-name="T12">https://www.youtube.com/watch?v=1yQ5OxOXyi4</text:span></text:a></text:p>
      <text:p text:style-name="P6"><text:span text:style-name="T6">洋洋</text:span><text:span text:style-name="T7"><text:s/>  |  2021.02.01 22:01   |   </text:span><text:a xlink:type="simple" xlink:href="http://palinfo.habago.org/Entry?Command=Information_PrintForum&amp;iPage=2#FORUM40281"><text:span text:style-name="T8">#</text:span></text:a></text:p>
      <text:p text:style-name="P7"><text:span text:style-name="T7">西方利用鏡頭醜化的手法很多，以江澤民的遭遇為例</text:span><text:span text:style-name="T9"><text:line-break/><text:line-break/></text:span><text:span text:style-name="T7">江</text:span><text:span text:style-name="T11">泽民圖樣圖森破</text:span><text:span text:style-name="T9"><text:line-break/></text:span><text:a xlink:type="simple" xlink:href="https://youtu.be/ygARoqMJyto"><text:span text:style-name="T10">https://youtu.be/ygARoqMJyto</text:span></text:a><text:span text:style-name="T9"><text:line-break/><text:line-break/></text:span><text:span text:style-name="T7">鏡頭前的江顯然被記者的發問激怒，霹靂啪啦說了一堆，大紀元是這樣描繪當時的場景</text:span><text:span text:style-name="T9"><text:line-break/>2000</text:span><text:span text:style-name="T7">年</text:span><text:span text:style-name="T9">10</text:span><text:span text:style-name="T7">月</text:span><text:span text:style-name="T9">27</text:span><text:span text:style-name="T7">日</text:span><text:span text:style-name="T9"><text:s/></text:span><text:span text:style-name="T7">中共黨魁江澤民在香港媒體面前公然出醜，不顧體面地大罵女記者「</text:span><text:span text:style-name="T9">too young too simple</text:span><text:span text:style-name="T7">」。</text:span><text:span text:style-name="T9"><text:line-break/><text:line-break/></text:span><text:span text:style-name="T7">事隔</text:span><text:span text:style-name="T9">20</text:span><text:span text:style-name="T7">年反送中之後，重溫這段影片，底下許多香港人留言盛讚長者的睿智。</text:span><text:span text:style-name="T9"><text:line-break/></text:span><text:span text:style-name="T7">影片中江提到他談笑風生地接受</text:span><text:span text:style-name="T9">CBS</text:span><text:span text:style-name="T7">記者華萊士專訪。</text:span><text:span text:style-name="T9"><text:line-break/><text:line-break/></text:span><text:span text:style-name="T7">我找到那段影片</text:span><text:span text:style-name="T9"><text:line-break/></text:span><text:span text:style-name="T7">江</text:span><text:span text:style-name="T11">泽民談笑風生</text:span><text:span text:style-name="T9"><text:line-break/></text:span><text:a xlink:type="simple" xlink:href="https://youtu.be/TFJALt7PPuI"><text:span text:style-name="T10">https://youtu.be/TFJALt7PPuI</text:span></text:a><text:span text:style-name="T9"><text:line-break/><text:line-break/></text:span><text:span text:style-name="T7">鏡頭從頭到尾故意用特寫將江整個臉框進去，有這樣拍人的嗎</text:span><text:span text:style-name="T9"><text:s/>?</text:span></text:p>
      <text:p text:style-name="P6"><text:span text:style-name="T6">陳真</text:span><text:span text:style-name="T7"><text:s/>  |  2021.02.01 21:05   |   </text:span><text:a xlink:type="simple" xlink:href="http://palinfo.habago.org/Entry?Command=Information_PrintForum&amp;iPage=2#FORUM40278"><text:span text:style-name="T8">#</text:span></text:a></text:p>
      <text:p text:style-name="P8"><text:span text:style-name="T7">謝謝哲文，</text:span><text:span text:style-name="T9"><text:line-break/><text:line-break/></text:span><text:span text:style-name="T7">不用按門鈴，我家門鈴故障很久了。來</text:span><text:span text:style-name="T9">AIT</text:span><text:span text:style-name="T7">就能看到我啊，要看幾眼都行哦。運氣好的話，還能看到一家三口。下回靜站是</text:span><text:span text:style-name="T9">2</text:span><text:span text:style-name="T7">月</text:span><text:span text:style-name="T9">27</text:span><text:span text:style-name="T7">日，一樣是下午三點到五點。</text:span><text:span text:style-name="T9"><text:line-break/><text:line-break/></text:span><text:span text:style-name="T7">家人親友顏色不同，無須對立。我與人渣黨勢不兩立，但我從不敵視人渣黨的支持者，畢竟不知者無罪，腦殘比較像是一種智能上的缺陷或誤區，而不是一種道德上的罪。</text:span><text:span text:style-name="T9"><text:line-break/><text:line-break/></text:span><text:span text:style-name="T7">我的作法是儘可能與顏色不同者避談政治，以免傷感情。但是，如果有人一定要我談，我就會給他一個當頭棒喝，讓他知道我的真面目。我的真面目就是我絕不背離基本的善與人性。而我的真面目，理當也是所有人的原始容貌才對。</text:span><text:span text:style-name="T9"><text:line-break/><text:line-break/></text:span><text:span text:style-name="T7">我只在乎一些理當毫無爭議的事情。凡是見仁見智的事物，我都不感興趣。我在意一加一是否等於二，但我不在意一斤芒果該值上多少錢。</text:span></text:p>
      <text:p text:style-name="P6"><text:span text:style-name="T6">陳真</text:span><text:span text:style-name="T7"><text:s/>  |  2021.02.01 20:18   |   </text:span><text:a xlink:type="simple" xlink:href="http://palinfo.habago.org/Entry?Command=Information_PrintForum&amp;iPage=2#FORUM40277"><text:span text:style-name="T8">#</text:span></text:a></text:p>
      <text:p text:style-name="P7"><text:span text:style-name="T7">我也看了從輔貼的視頻，搞笑有餘，技術還差很遠，應該很難被</text:span><text:span text:style-name="T9">BBC</text:span><text:span text:style-name="T7">錄取，可以考慮去</text:span><text:span text:style-name="T9"><text:s/>"</text:span><text:span text:style-name="T7">三民自</text:span><text:span text:style-name="T9">" </text:span><text:span text:style-name="T7">試試。</text:span><text:span text:style-name="T9"><text:line-break/><text:line-break/></text:span><text:span text:style-name="T7">台灣人通常都以為西方媒體很棒，很可靠。就某種表面修辭來看也許如此，不至於太低能，不至於像台灣這樣赤裸裸地、前言不罩後語地胡扯瞎掰。但也因為多了這樣一層修辭煙霧，使得它之造假本質更難被識破。</text:span><text:span text:style-name="T9"><text:line-break/><text:line-break/></text:span><text:span text:style-name="T7">這就如同走狗文人與</text:span><text:span text:style-name="T9">3Q</text:span><text:span text:style-name="T7">哥、館長或剛被罷免的什麼浩呆之差別一樣，後者言論低級可笑，不太容易洗腦大眾。但是，走狗文人雖然一樣低能可笑，卻比較會包裝，會講一些什麼中國因素或什麼主義論述的，講得連自己都聽不懂，但腦殘們聽了卻以為好棒，好有學問。</text:span></text:p>
      <text:p text:style-name="P6"><text:span text:style-name="T6">鄭豐遠</text:span><text:span text:style-name="T7"><text:s/>  |  2021.02.01 19:58   |   </text:span><text:a xlink:type="simple" xlink:href="http://palinfo.habago.org/Entry?Command=Information_PrintForum&amp;iPage=2#FORUM40276"><text:span text:style-name="T8">#</text:span></text:a></text:p>
      <text:p text:style-name="P8"><text:span text:style-name="T7">從輔貼的那個有點搞笑，不過西方媒體就是這樣幹的，很陰的，透過各種鏡頭技巧、調色，胡亂翻譯和背景音樂，可以把光明正大的事拍成卑鄙下流。之前觀察者網有篇文章也是談這個</text:span><text:span text:style-name="T9">:<text:line-break/><text:line-break/></text:span><text:a xlink:type="simple" xlink:href="https://user.guancha.cn/main/content?id=454409&amp;;page=0"><text:span text:style-name="T10">https://user.guancha.cn/main/content?id=454409&amp;;page=0</text:span></text:a><text:span text:style-name="T9"><text:line-break/><text:line-break/></text:span><text:span text:style-name="T7">其實，我覺得中國人還是太單純了，對西方人鏡頭功夫的理解還是太幼稚了，人家的技術哪裡只是這種程度</text:span><text:span text:style-name="T9">? </text:span><text:span text:style-name="T7">真正厲害的是各種綿密的敘事以及針對視覺聽覺的操弄以及混然天成、全身心投入的</text:span><text:span text:style-name="T9">"</text:span><text:span text:style-name="T7">演出</text:span><text:span text:style-name="T9">"</text:span><text:span text:style-name="T7">，那種洗腦效果，並不是什麼換換鏡頭位置，調調顏色就能解釋的。</text:span><text:span text:style-name="T9"><text:line-break/><text:line-break/></text:span><text:span text:style-name="T7">我大約從</text:span><text:span text:style-name="T9"><text:s/>1997 </text:span><text:span text:style-name="T7">年開始，就陸陸續續在工作上需要進行影片拍攝和剪接，雖然稱不上專業，但二十幾年下來，也不是完全的門外漢，所以我知道西方這一套究竟在搞什麼，非常反感。這是一門陰暗的事業，讓善惡易位，使是非顛倒，和與惡魔做交易沒什麼兩樣，出賣靈魂，泯滅人性。而這卻是西方最正宗的傳統文化精髓。</text:span></text:p>
      <text:p text:style-name="P6"><text:span text:style-name="T6">陳真</text:span><text:span text:style-name="T7"><text:s/>  |  2021.02.01 19:52   |   </text:span><text:a xlink:type="simple" xlink:href="http://palinfo.habago.org/Entry?Command=Information_PrintForum&amp;iPage=2#FORUM40275"><text:span text:style-name="T8">#</text:span></text:a></text:p>
      <text:p text:style-name="P7"><text:span text:style-name="T7">與前輩一席談</text:span><text:span text:style-name="T9">(16)<text:line-break/><text:line-break/></text:span><text:span text:style-name="T7">陳真</text:span><text:span text:style-name="T9"><text:line-break/><text:line-break/>2021. 02. 01.<text:line-break/><text:line-break/><text:line-break/><text:line-break/></text:span><text:span text:style-name="T7">趙少康外號黎少康，黎智英的黎，兩人一搭一唱，最佳拍檔。其實，叫郭少康也挺合適，郭台銘的郭。</text:span><text:span text:style-name="T9"><text:line-break/><text:line-break/></text:span><text:span text:style-name="T7">少康中興，說要選國民黨黨主席，韓國瑜居然發表聲明「強烈支持」及「強烈感謝」他出來「拯救國民黨」。</text:span><text:span text:style-name="T9"><text:line-break/><text:line-break/></text:span><text:span text:style-name="T7">我很佩服韓國瑜的胸襟，人家這樣搞他黑他，他並不記仇，唾面自乾。但是，這樣一種政治判斷力卻只能打零分。我常覺得，好人通常有個缺點就是不太懂得奸詐，就跟林義雄一樣，林義雄也是個好人，但他卻總是支持一些人渣惡棍從政。</text:span><text:span text:style-name="T9"><text:line-break/><text:line-break/></text:span><text:span text:style-name="T7">不過，國民黨要怎麼爛，基本上已經是毫無意義的一件事。我絲毫不懷疑趙少康能「拯救」國民黨，如果再加上</text:span><text:span text:style-name="T9">CIA</text:span><text:span text:style-name="T7">線民朱立倫以及不擇手段財大氣粗的大草包郭董，那就更有重返執政的希望了。問題是，這有意義嗎？</text:span><text:span text:style-name="T9"><text:line-break/><text:line-break/></text:span><text:span text:style-name="T7">蔣家以前控制情治單位的作法就是養幾條狗，讓牠們彼此之間互相不爽，互揭瘡疤搞鬥爭，避免單一勢力獨大。美國也一樣，豢養藍綠兩條狗，讓牠們互咬，有時疼這隻，有時疼那隻，只要乖乖聽話，輪流都有骨頭吃。島內政治基本上就是這麼一回事，就連新黨似乎也快被圈養了。</text:span><text:span text:style-name="T9"><text:line-break/><text:line-break/></text:span><text:span text:style-name="T7">前輩找我一席談，提到「三分天下」，希望集結力量搶下其中之一。問題是，搶下權力究竟是為了什麼？或者說，到底是要憑什麼樣的信念搶奪權力？如果只是在既有的殖民體制下玩權力分贓遊戲，有何意義可言？</text:span><text:span text:style-name="T9"><text:line-break/><text:line-break/></text:span><text:span text:style-name="T7">所謂民眾黨就是這樣，在既有的權力縫隙之間尋找覓食機會，種種盤算，除了權力，還是權力。</text:span><text:span text:style-name="T9"><text:line-break/><text:line-break/></text:span><text:span text:style-name="T7">幾十年來，每當有人跟我提什麼「第三勢力」，我就很想打瞌睡。我被騙過幾次，比方說</text:span><text:span text:style-name="T9">1996 </text:span><text:span text:style-name="T7">年我所參與創立的「綠黨」就是個例子，什麼第三路線，什麼國際綠色思想，什麼反戰，什麼非暴力抗爭，它媽的全是鬼扯蛋，事實上就只是人渣黨的一個尾巴黨。</text:span><text:span text:style-name="T9"><text:line-break/><text:line-break/></text:span><text:span text:style-name="T7">與其說趙少康是個政治人物，不如說他是個政治「秀才」，作秀的秀，算盤打得特別精，心裏頭哪會有芸芸眾生的一席之地？韓國瑜真的是腦袋進水了，太不會看人。這也許也預告了韓流的終結。道理很簡單，就跟愛情一樣，因為熱情而起的人事物，也會因為熱情的消失而消失。</text:span><text:span text:style-name="T9"><text:line-break/><text:line-break/></text:span><text:span text:style-name="T7">權力競逐遊戲的基礎核心就是利益盤算，一旦有了盤算，熱情就會逐漸煙消雲散。</text:span><text:span text:style-name="T9"><text:line-break/><text:line-break/></text:span><text:span text:style-name="T7">當然，我講的「消失」，指的是權力以外的事物。事實上，國民黨這樣一種墮落，恰恰也正是它再度奪得權力的手段。當年民進黨就是這樣，當它越墮落時，離權力就越近。</text:span><text:span text:style-name="T9"><text:line-break/><text:line-break/>1998</text:span><text:span text:style-name="T7">年或</text:span><text:span text:style-name="T9">1999</text:span><text:span text:style-name="T7">年我忘了，我從英國寄了一封聖誕賀卡到民進黨中央黨部，那時候的黨主席就是我出國念書的四位推薦人之一的林義雄。我在賀卡上寫說：「貴黨以光速般的速度腐化，看來，貴黨離執政之路應該不遠了。」不久之後，「天下第一大壞蛋」</text:span><text:span text:style-name="T9">(</text:span><text:span text:style-name="T7">我從</text:span><text:span text:style-name="T9">1990 </text:span><text:span text:style-name="T7">年起，給阿扁取的綽號</text:span><text:span text:style-name="T9">) </text:span><text:span text:style-name="T7">就當選了總統，民意支持度一度高達八成，開啟台灣長達二十年的沉淪之路。</text:span><text:span text:style-name="T9"><text:line-break/><text:line-break/></text:span><text:span text:style-name="T7">那時候，我的說法根本無人採信，以為我發神經，否則怎麼會去批評給台灣帶來「愛與希望」的民主救星</text:span><text:span text:style-name="T9">--</text:span><text:span text:style-name="T7">阿扁？怎麼會去批評「勤政清廉愛鄉土」的偉大民進黨？</text:span></text:p>
      <text:p text:style-name="P10"/>
      <text:p text:style-name="P6"><text:span text:style-name="T6">王修亮</text:span><text:span text:style-name="T7"><text:s/>  |  2021.02.01 19:29   |   </text:span><text:a xlink:type="simple" xlink:href="http://palinfo.habago.org/Entry?Command=Information_PrintForum#FORUM40274"><text:span text:style-name="T8">#</text:span></text:a></text:p>
      <text:p text:style-name="P7"><text:span text:style-name="T7">清澈的冬夜，寒氣如絲如縷，難以察覺的侵入骨肉與思維，潛藏著行蹤凍結斗室的一切。</text:span><text:span text:style-name="T9"><text:line-break/></text:span><text:span text:style-name="T7">熊姐忽然推椅而起，盪碎凍結，無聲移步，去，頃刻，來。</text:span><text:span text:style-name="T9"><text:line-break/></text:span><text:span text:style-name="T7">手端一杯微甜的蜂蜜酒，在玻璃的晶瑩中閃爍。</text:span><text:span text:style-name="T9"><text:line-break/></text:span><text:span text:style-name="T7">玉碗盛來琥珀光。</text:span><text:span text:style-name="T9"><text:line-break/><text:line-break/></text:span><text:span text:style-name="T7">在淺嚐中微語：「上次和朋友聚會，第一次親見半杯啤酒倒之後的難堪。醉，是怎樣的可懼！我當下的震撼，遠超越你平日告誡我的強烈。」</text:span><text:span text:style-name="T9"><text:line-break/><text:line-break/></text:span><text:span text:style-name="T7">醉，是怎樣的可懼與難堪？</text:span><text:span text:style-name="T9"><text:line-break/></text:span><text:span text:style-name="T7">是自觀還是旁觀？</text:span><text:span text:style-name="T9"><text:line-break/></text:span><text:span text:style-name="T7">生平僅醉過一次，不僅是因為酒量之能，而是能戒慎恐懼。即使是那一次的醉，也因為在不得已之下，備足了護衛與後路。</text:span><text:span text:style-name="T9"><text:line-break/><text:line-break/></text:span><text:span text:style-name="T7">「聽聞的震憾確實遠不如親見，百聞不如一見並不只是個通俗知識，而是讀萬卷書與行萬里路的均衡。聽聞，無論如何都是親見的簡化，甚至是極端簡化。」</text:span><text:span text:style-name="T9"><text:line-break/><text:line-break/></text:span><text:span text:style-name="T7">「簡化是歸納重點，語言或文字的表達能抓住重點是好的，可以快速掌握知識。聽到和親眼看到並不是本質的嚴重性不同，而是衝擊力。你對我的家教很好，所以我會認真對待所聽聞的事物，所以我會用想像或強制的方式，將我所聽聞的塑造成模擬。」</text:span><text:span text:style-name="T9"><text:line-break/></text:span><text:span text:style-name="T7">「將我所聽聞的塑造成模擬？這是甚麼意思？」</text:span><text:span text:style-name="T9"><text:line-break/></text:span><text:span text:style-name="T7">人的間接經驗不都是推論的模擬嗎？</text:span><text:span text:style-name="T9"><text:line-break/><text:line-break/></text:span><text:span text:style-name="T7">「我若只是把你的話當成一段文字放在腦子裡，就只是那一段知識，沒有動態的真實之感，也就沒有切身的震撼。所以我會把語言文字轉化成立體實境。這方法會有許多捉不到的空隙、疏漏，但是我能去創造那些空隙疏漏，把模擬補足成更完整更真實。可這樣的方式能使我因而深刻理解並戒慎恐懼，卻仍然不如現場直觀的震撼。」</text:span><text:span text:style-name="T9"><text:line-break/></text:span><text:span text:style-name="T7">「額！你這是把間接經驗和直接經驗同情同理，連結融合起來創造為自我新經驗！我還沒有這樣自覺的思想過這種學習歷程，滿有趣的。但是不論如何補充創造，透過人工語文甚至畫面的描述，對照現場親觀，有無數細節是無法甚至想不到需要去表達的。所以這些細節的多寡，才是震撼感的深刻度吧！」</text:span><text:span text:style-name="T9"><text:line-break/><text:line-break/></text:span><text:span text:style-name="T7">「聽聞的時候，這些細節不會被描述，說寫者可能覺得不是那麼重要，不列為表達的重點，或是說寫的時間受限制，我因此無可知道、連結、創造。所以即使我會嚴肅對待聽聞的事件，卻也缺乏深刻震撼。能使我震撼的，是那些彷彿無關的，大家沒想到要描述的、似乎不重要的現場細節。」</text:span><text:span text:style-name="T9"><text:line-break/></text:span><text:span text:style-name="T7">所以拍攝電影或寫小說時，主線情節之下，某些貌似不重要的細節描述，才是真能震撼人心的嗎？</text:span><text:span text:style-name="T9"><text:line-break/></text:span><text:span text:style-name="T7">「妹妹，現實是不可預測的，當說寫這件事實時，通常已經是個過去的、已經完成的事件，整體是可預期的結果，所以結果與事件有某種程度的切割，也就缺乏更強的震撼力。」</text:span><text:span text:style-name="T9"><text:line-break/><text:line-break/></text:span><text:span text:style-name="T7">「對，現場發生時，尤其我親身在那裏時，完全不可預期會發生甚麼，整個情緒跟著事件發展因此步步驚心，情緒波動得非常極端，震撼強記憶也深刻。」</text:span><text:span text:style-name="T9"><text:line-break/></text:span><text:span text:style-name="T7">「就如戰爭啊！不論電影甚至是紀錄片，一般人就只能透過自身經驗與價值觀，隔閡著疏離著聽聞，彷彿都只是一段虛妄的故事，無法產生恐懼警惕的震撼，更無法認真去推想如何避免戰爭。何況笨到以為戰爭只會在遠方發生，不會親臨己身的眾人。」</text:span><text:span text:style-name="T9"><text:line-break/><text:line-break/></text:span><text:span text:style-name="T7">「是啊！我從沒想過會親眼看到醉酒的可懼，我們總是以為生活是萬年常態。」</text:span><text:span text:style-name="T9"><text:line-break/><text:line-break/></text:span><text:span text:style-name="T7">我們總是以為生活是萬年常態，以為時間無論推移十年、三十年、一百年，空間裡的此時此境都是常態的永恆。</text:span><text:span text:style-name="T9"><text:line-break/></text:span><text:span text:style-name="T7">逝者如斯夫！流水常態的時間下，埋藏的是怎樣可驚可懼的非常態。</text:span><text:span text:style-name="T9"><text:line-break/><text:line-break/></text:span><text:span text:style-name="T7">攀附時間的遺忘本能，原是美好的天然療育，使人能從悲傷或憤怒中平靜，但卻又使人連恐懼與警惕都遺忘。</text:span><text:span text:style-name="T9"><text:line-break/><text:line-break/></text:span><text:span text:style-name="T7">又能如何呢？</text:span><text:span text:style-name="T9"><text:line-break/></text:span><text:span text:style-name="T7">也只好不斷警醒於潛藏入骨的寒意侵襲，在戒慎恐懼中不時起身思動，盪碎環境的凍結。</text:span><text:span text:style-name="T9"><text:line-break/><text:line-break/></text:span><text:span text:style-name="T7">酒不是為醉，是為了警醒思動。</text:span></text:p>
      <text:p text:style-name="P6"><text:span text:style-name="T6">孫從輔</text:span><text:span text:style-name="T7"><text:s/>  |  2021.02.01 14:58   |   </text:span><text:a xlink:type="simple" xlink:href="http://palinfo.habago.org/Entry?Command=Information_PrintForum#FORUM40273"><text:span text:style-name="T8">#</text:span></text:a></text:p>
      <text:p text:style-name="P8"><text:span text:style-name="T7">我想推薦一個在微博瘋傳的幽默諷刺短片「如何當好</text:span><text:span text:style-name="T9">BBC</text:span><text:span text:style-name="T7">記者？」</text:span><text:span text:style-name="T9"><text:line-break/><text:line-break/></text:span><text:a xlink:type="simple" xlink:href="https://youtu.be/ucpi8JSO2i4"><text:span text:style-name="T10">https://youtu.be/ucpi8JSO2i4</text:span></text:a><text:span text:style-name="T9"><text:line-break/><text:line-break/></text:span><text:span text:style-name="T7">裡面是一個叫大漠叔叔的大叔自稱要應徵</text:span><text:span text:style-name="T9">BBC</text:span><text:span text:style-name="T7">記者，然後他秀了一手如何拍出</text:span><text:span text:style-name="T9">"BBC</text:span><text:span text:style-name="T7">等級</text:span><text:span text:style-name="T9">"</text:span><text:span text:style-name="T7">的中國報導的技巧，最後展示成果。我從頭笑到尾，並為最後正片的「水平」拍案叫絕。祝大家能暫時忘卻苦悶的日子。</text:span></text:p>
      <text:p text:style-name="P6"><text:span text:style-name="T6">李哲文</text:span><text:span text:style-name="T7"><text:s/>  |  2021.02.01 10:43   |   </text:span><text:a xlink:type="simple" xlink:href="http://palinfo.habago.org/Entry?Command=Information_PrintForum#FORUM40272"><text:span text:style-name="T8">#</text:span></text:a></text:p>
      <text:p text:style-name="P7"><text:span text:style-name="T7">首次留言，抱歉甘擾清聽，有些話很想說卻找不到人說。</text:span><text:span text:style-name="T9"><text:line-break/><text:line-break/></text:span><text:span text:style-name="T7">我關注本站大約五年了，也搜尋過陳真本人，雖然外表一整個亂糟糟的樣子，但無損於我的景仰。</text:span><text:span text:style-name="T9"><text:line-break/><text:line-break/></text:span><text:span text:style-name="T7">雖然長期就不喜歡民進黨的調調，但我這幾年才看得更清楚，民進黨的所做所為根本難以稱之為「人」之所為，根本就一群蛆才幹得出來的髒事；當一個人信仰民進黨，對他們有好感甚至加入民進黨甘願為之喉舌後，即便原來是親人，我也再難與之相處，連見面都不願。所以我雖然不熱衷政治，不會在群體裡站出來大聲疾呼，但我盡可能的讓我的親人們不要變成綠蛆，免得親情不再。</text:span><text:span text:style-name="T9"><text:line-break/><text:line-break/></text:span><text:span text:style-name="T7">這是一個什麼垃圾政黨，可以讓人性扭曲至此？</text:span><text:span text:style-name="T9"><text:line-break/><text:line-break/></text:span><text:span text:style-name="T7">我也是高雄人，現在台北工作，今天突然好想衝回高雄去按陳真家的門鈴，看一眼也好。</text:span><text:span text:style-name="T9"><text:line-break/><text:line-break/></text:span><text:span text:style-name="T7">原諒我的胡言亂語，幼稚想法，明明我</text:span><text:span text:style-name="T9">51</text:span><text:span text:style-name="T7">歲了，也不年輕，但就是突然有這個想法。。。</text:span><text:span text:style-name="T9"><text:line-break/><text:line-break/></text:span></text:p>
      <text:p text:style-name="P6"><text:span text:style-name="T6">陳真</text:span><text:span text:style-name="T7"><text:s/>  |  2021.02.01 01:40   |   </text:span><text:a xlink:type="simple" xlink:href="http://palinfo.habago.org/Entry?Command=Information_PrintForum#FORUM40271"><text:span text:style-name="T8">#</text:span></text:a></text:p>
      <text:p text:style-name="P8"><text:span text:style-name="T7">鬼島還有人性和理性嗎？</text:span><text:span text:style-name="T9">(</text:span><text:span text:style-name="T7">三</text:span><text:span text:style-name="T9">)<text:line-break/><text:line-break/></text:span><text:span text:style-name="T7">陳真</text:span><text:span text:style-name="T9"><text:line-break/><text:line-break/>2021. 02. 01.<text:line-break/><text:line-break/><text:line-break/></text:span><text:span text:style-name="T7">幾年前搬來高雄，買了一間十多年的中古屋，就在高雄最精華地段的美術館附近，原因無它，因為這地方相對比較乾淨整齊，而且有一大片公園。我家在高樓層，平常去陽台看風景並不需要急著隨手關門，因為蚊子很難飛這麼高。可是，這幾天卻被蚊子咬得連續好幾天沒法睡。現在是冬天，哪來這麼多蚊子？</text:span><text:span text:style-name="T9"><text:line-break/><text:line-break/></text:span><text:span text:style-name="T7">而且，最近不是一連串寒流來襲嗎，僅僅兩天的氣候放暖，居然就跑出這麼多蚊子。夏天一來，豈不是完蛋？過去幾年都沒有蚊子，怎麼今年連冬天都這麼多蚊蟲？還好很久沒下雨，要不然，如果依照美術館附近「第三世界」般亂七八糟、毫無安全考量的施工狀況，到處是坑洞、雜物與垃圾，就像戰爭場景，一旦下雨，蚊子勢必氾濫成災。</text:span><text:span text:style-name="T9"><text:line-break/><text:line-break/></text:span><text:span text:style-name="T7">藉此只是想說，人渣們「光復」了高雄，是不是就從此高枕無憂，想怎麼扯爛污就怎麼扯爛污，想怎麼擺爛就怎麼擺爛？想怎麼貪贓枉法就怎麼貪贓枉法？事實顯然就是這樣。對付韓國瑜就是無時無刻百般抹黑，無中生有，造謠生事，對待「自己人」就完全自由了，想怎麼幹都行，而且百般吹捧；像陳什麼邁的，那麼苛薄傲慢囂張無情高高在上的一個人，卻捧成它媽的什麼「暖男」，完全就是睜眼說瞎話。</text:span><text:span text:style-name="T9"><text:line-break/><text:line-break/></text:span><text:span text:style-name="T7">高雄其實就跟台南一樣，市政毫無基本作為，滿意度卻永遠一百分。南部這些綠油油的城市，包括屏東，基本上就像活在文明的界線之外那種感覺，相當「蠻荒」，缺乏現代文化意識，顏色與利益分贓幾乎凌駕了一切善惡是非；綠油油的民眾就像古時候的臣民那樣，絕對效忠於皇室。</text:span><text:span text:style-name="T9"><text:line-break/><text:line-break/></text:span><text:span text:style-name="T7">時局若此，常感無言。</text:span><text:span text:style-name="T9"><text:line-break/><text:line-break/></text:span><text:span text:style-name="T7">【後記】</text:span><text:span text:style-name="T9"><text:line-break/><text:line-break/></text:span><text:span text:style-name="T7">常有人說我為什麼不再「站出來」「拯救台灣」？意思是說，為什麼我不再「站出來」投入政治，成為一名公眾人物？反而儘可能避免鎂光燈，避免成為公眾人物？這個質疑，應該分兩部份來講，首先，我並沒有「站出來」的問題，因為我始終不曾「縮回去」，只是我「站出來」的方式跟黨外時代不一樣而已。</text:span><text:span text:style-name="T9"><text:line-break/><text:line-break/></text:span><text:span text:style-name="T7">至於避免成為公眾人物，確實如此。原因是什麼？其實是一種純粹個人的「存在」</text:span><text:span text:style-name="T9">(existential) </text:span><text:span text:style-name="T7">意義問題。我沒法用簡單的話說明，這世上說不定只有三、五個人才會相信或理解。哪三、五個人呢？學姐是其一，范光棣應該也是其一，至於其他朋友，我不知道他們是否了解或相信。曾有位哲學家，如此形容維根斯坦，說他「終其一生，儘可能避免成為公眾人物」，我心亦如是。</text:span><text:span text:style-name="T9"><text:line-break/><text:line-break/></text:span><text:span text:style-name="T7">這部份有點「形而上」的「存在」問題，就跳過不說了，姑且光說「形而下」的東西：</text:span><text:span text:style-name="T9"><text:line-break/><text:line-break/></text:span><text:span text:style-name="T7">威權時代，我並不介意什麼演講啦、開記者會啦、成立團體、組織群眾啦，或是到處串聯與抗爭等等等這些作為，因為我知道當我這樣做的時候是有意義的。為什麼呢？因為在那樣一種恐怖肅殺的年代，誰敢吭聲，誰就倒大楣，甚至小命難保。當幾乎所有人都飽受極度的威嚇恐懼而根本不敢出聲時，你只要敢於不要命，敢公開說兩句，你馬上就會造成很大的衝擊，對既有的權力體制產生一定的殺傷力。</text:span><text:span text:style-name="T9"><text:line-break/><text:line-break/></text:span><text:span text:style-name="T7">比方說，我雖然辯論能力很好，自認所向無敵，但我其實完全不會單向演講，毫無煽動性，就像白開水一樣，溫吞，緩慢，柔軟，無味，單調，甚至連抑揚頓挫與基本修辭都沒有。即使是學術演講也一樣，我只會依照自己事先寫好的稿子照本宣科。世界上大概很難找到比我更不會演講的人了。</text:span><text:span text:style-name="T9"><text:line-break/><text:line-break/></text:span><text:span text:style-name="T7">但是，你知道嗎？在黨外的群眾場合，我經常才一站上講台，底下很多群眾就馬上開始哭了；當我講完走下台，群眾經常就像潮水一樣，朝著我湧過來，非常激動。並不是因為我講了什麼感人的話，而是因為我就像飛娥撲火那樣，自願投身火海，因此能感動人心。</text:span><text:span text:style-name="T9"><text:line-break/><text:line-break/></text:span><text:span text:style-name="T7">可是，現在這個垃圾資訊徹底壟斷大腦的時代，這個由人渣與網紅當家、俗不可耐的低級時代呢？你怎麼「站出來」？怎麼「拯救台灣」？我看你得先拯救自己才對。因為，就如甘地所說，人渣與網軍與主流綠媒一開始將會完全忽略你，把你當空氣，把你徹底封殺；當你產生一定的「選票實力」時，他們就會隨時對你進行人格毀滅。你恐怕得每天忙著澄清永遠澄清不完的謠言，應付層出不窮的各種抹黑與造謠。</text:span><text:span text:style-name="T9"><text:line-break/><text:line-break/></text:span><text:span text:style-name="T7">更重要的是，人們根本不需要你「站出來」，人們根本不覺得自己需要被「拯救」，反而還覺得自己活在什麼民主社會好幸福呢。</text:span><text:span text:style-name="T9"><text:line-break/><text:line-break/></text:span><text:span text:style-name="T7">少數人也許會堅定支持你，但是，絕大多數的人會對你產生懷疑，感到厭惡，你恐怕每天得隨時被腦殘學生羞辱，被網軍糟蹋抹黑；隨便一個網路匿名綠蛆或低能網紅比方說什麼</text:span><text:span text:style-name="T9">3Q</text:span><text:span text:style-name="T7">哥，或是館長、雞排妹或什麼男神女神之類的草包，都能任意羞辱你，糟蹋你，抹黑你。你的家人並且也將會被拖下水，被抹黑，被羞辱。</text:span><text:span text:style-name="T9"><text:line-break/><text:line-break/></text:span><text:span text:style-name="T7">然後呢？你承受了這些窩囊透頂的痛苦代價，達成了什麼目標？什麼也沒有。就算讓你選上某種職位，那又能怎麼樣？有何深刻意義與價值？你只能忙著跟蟑螂打架，跟蛆鬥嘴，忙著澄清永遠澄清不完的抹黑與栽贓不是嗎？</text:span><text:span text:style-name="T9"><text:line-break/><text:line-break/></text:span><text:span text:style-name="T7">一直常有人勸我「站出來」，說我根正苗「綠」，血統純正，無懈可擊。自余束髮以來，即追隨自己從事革命，歷經四十年不改其志，又是早年所謂學運領袖，又是黨外元老，又是民進黨</text:span><text:span text:style-name="T9">(1986)</text:span><text:span text:style-name="T7">與綠黨</text:span><text:span text:style-name="T9">(1996)</text:span><text:span text:style-name="T7">建黨黨員，又是台灣各大社運組織創始人</text:span><text:span text:style-name="T9">(</text:span><text:span text:style-name="T7">之一</text:span><text:span text:style-name="T9">)</text:span><text:span text:style-name="T7">，又是台獨叛亂犯與政治受難者；又是高學歷，</text:span><text:span text:style-name="T9">IQ</text:span><text:span text:style-name="T7">破表，能言善道，辯才無礙；又是醫生，又是哲學家，寫文章上街頭樣樣行；身先士卒孚眾望，平易近人，高貴不貴人緣好，能文能武，擁有專家等級的廣泛國際知識與國際運動參與經驗；不貪不取，高度道德潔癖，行善天下，悲憫眾生，不為己謀；又會買菜又會洗碗，不煙不酒不嫖從未上酒家；生平崇拜維根斯坦與沈從文，視之為知己；會打桌球、踢毽子；數學競試獲獎無數；生活習慣尚稱優良，挖鼻屎絕不亂射，尿完都會記得把馬桶蓋放下；台南望族後人，身世傳奇而坎坷，出身富裕卻又長年赤貧，自力更生，白手起家</text:span><text:span text:style-name="T9">...</text:span><text:span text:style-name="T7">優點多如天上繁星。</text:span><text:span text:style-name="T9"><text:line-break/><text:line-break/></text:span><text:span text:style-name="T7">可是，這就叫做「無懈可擊」嗎？人渣們打擊你抹黑你還需要「懈」嗎？他直接造謠抹黑栽贓無中生有不就好了？他如果還會在乎事實，那就不叫做人渣了。</text:span><text:span text:style-name="T9"><text:line-break/><text:line-break/></text:span><text:span text:style-name="T7">在這個意義上，我其實不贊成任何好人「站出來」，比方說韓國瑜。何必呢？好好一個學養俱佳文采豐盛、有為有守、悲天憫人的政治家，台灣政壇大概也只有陳定南可以與之相比，卻居然被抹黑成惡棍、草包，抹黑成低能智障與人渣，到處被鄙視被嘲笑被羞辱。</text:span><text:span text:style-name="T9"><text:line-break/><text:line-break/></text:span><text:span text:style-name="T7">然後呢？你能「拯救」什麼？你連自己最基本的人格與榮譽都拯救不了不是嗎？承受如此毀滅性的人格代價，你又能達成什麼目標？你連好不容易選上的職位，沒幾天就又被人渣們給「光復」了。</text:span><text:span text:style-name="T9"><text:line-break/><text:line-break/></text:span><text:span text:style-name="T7">一個完全受制於美、日主子的社會，一個殖民小島，每天玩著「茶壺裏的風暴」，費這麼大的力氣，為了勝選，必須刻意模糊公義是非與基本理念，進行極其有限的權力爭奪，有意義嗎？台灣所謂「總統」，就如阿扁所說，不過就是「美軍在台軍政府」的一個執行者，「隨便一個</text:span><text:span text:style-name="T9">AIT</text:span><text:span text:style-name="T7">人員都能對你頤指氣使」。</text:span><text:span text:style-name="T9"><text:line-break/><text:line-break/></text:span><text:span text:style-name="T7">二十年前，面對人渣黨的無惡不作，我寫過一系列文章叫做《選舉不是惟一的路》，意思大約就是這樣。並非說選舉或權力全然無用，而是說，這樣一種社會，道德崩盤，價值解體，方方面面的折騰實在太低級，太窩囊，太缺乏意義。尤其是當媒體與教育掌握在「他們」手上時，公義與價值、道德與理性蕩然無存，剩下的就只是一種缺乏內涵、無甚意義甚至齷齪不堪的的權力爭奪與分贓。</text:span><text:span text:style-name="T9"><text:line-break/><text:line-break/></text:span><text:span text:style-name="T7">哪天，如果需要烈士，我會願意再「站出來」。但是，如果「站出來」就只是跟蟑螂打架，跟蛆鬥嘴，跟低能網紅比賽大小聲，然後搞得自己滿身污泥，臭不可聞，我不知道這樣一種「站出來」有何意義可言？我們並不是怕蛆怕蟑螂，而是我們跟他們根本不對等，根本不應該站到同一個平面上。要打，也該打這些危害社會的昆蟲背後的主子才對。</text:span><text:span text:style-name="T9"><text:line-break/><text:line-break/></text:span><text:span text:style-name="T7">當然，我還是很欽佩像韓國瑜那樣一種願意「站出來」選舉，願意讓人渣糟蹋的自我犧牲，但是，選舉或奪權若要有所價值，那就是應該藉此宣揚並站穩根本理念才對，而不是為了勝選，總是得迎合主流老講些違反事實的反中濫調或什麼「捍衛台灣主權」之類的蠢話屁話。如果要反中，如果要捍衛什麼台灣主權卻爭相當美國人與日本人的狗，那就直接投票給人渣黨不就好了？何必選你？</text:span><text:span text:style-name="T9"><text:line-break/><text:line-break/></text:span><text:span text:style-name="T7">為了取得權力或保有權力而放棄根本價值與理念是錯的，那只是讓台灣社會永遠在瑣瑣碎碎的權力爭奪中持續沉淪而根本看不到將來。</text:span><text:span text:style-name="T9"><text:line-break/><text:line-break/></text:span><text:span text:style-name="T7">退而求其次，就算僅僅只是在一種島內意義上的政治改革，也絕不是什麼「路平燈亮」之類的施政，更不是講究什麼「興利不除弊」的所謂「和諧」，反而是應該傾全力抓弊除奸，有多少弊案就抓多少人，讓政治清明。如果只是要鋪橋造路，找個技術人員來當領導就行。</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